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A2A29" style:font-name="Verdana" style:font-name-asian="Verdana" style:font-name-complex="Verdana"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ext-properties fo:color="#800080" style:font-name="Verdana" style:font-name-asian="Verdana" style:font-name-complex="Verdana" fo:font-size="8pt" style:font-size-asian="8pt" style:font-size-complex="8pt"/>
    </style:style>
    <style:style style:name="ce4" style:family="table-cell" style:parent-style-name="Default" style:data-style-name="N0">
      <style:text-properties fo:color="#000080" style:font-name="Verdana" style:font-name-asian="Verdana" style:font-name-complex="Verdana" fo:font-size="9pt" style:font-size-asian="9pt" style:font-size-complex="9pt"/>
    </style:style>
    <style:style style:name="co1" style:family="table-column">
      <style:table-column-properties fo:break-before="auto" style:column-width="3.83645833333333cm" style:use-optimal-column-width="true"/>
    </style:style>
    <style:style style:name="co2" style:family="table-column">
      <style:table-column-properties fo:break-before="auto" style:column-width="9.63083333333333cm" style:use-optimal-column-width="true"/>
    </style:style>
    <style:style style:name="co3" style:family="table-column">
      <style:table-column-properties fo:break-before="auto" style:column-width="26.3525cm" style:use-optimal-column-width="true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learne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abandon</text:p>
          </table:table-cell>
          <table:table-cell office:value-type="string" table:style-name="ce3">
            <text:p>/ə'bændən/ n. Syn. relinquish</text:p>
          </table:table-cell>
          <table:table-cell office:value-type="string" table:style-name="ce4">
            <text:p>lacking restraint or control; feeling of extreme emotional intensity; unbounded enthusias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bash</text:p>
          </table:table-cell>
          <table:table-cell office:value-type="string" table:style-name="ce3">
            <text:p>/ə'bæʃ/ v. Syn. embarrass</text:p>
          </table:table-cell>
          <table:table-cell office:value-type="string" table:style-name="ce4">
            <text:p>embarrass; make ashamed or uneasy; disconcer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bdicate</text:p>
          </table:table-cell>
          <table:table-cell office:value-type="string" table:style-name="ce3">
            <text:p>/'æbdɪkeɪt/ v. Syn. renounce</text:p>
          </table:table-cell>
          <table:table-cell office:value-type="string" table:style-name="ce4">
            <text:p>give up, renounce, abandon, lay down, or withdraw from, as a right or clai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bet</text:p>
          </table:table-cell>
          <table:table-cell office:value-type="string" table:style-name="ce3">
            <text:p>/ə'bɛt/ v. Syn. encourage</text:p>
          </table:table-cell>
          <table:table-cell office:value-type="string" table:style-name="ce4">
            <text:p>aid, usually in doing something wrong; encoura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bridge</text:p>
          </table:table-cell>
          <table:table-cell office:value-type="string" table:style-name="ce3">
            <text:p>/ə'brɪdʒ/ v. Syn. condense; shorten</text:p>
          </table:table-cell>
          <table:table-cell office:value-type="string" table:style-name="ce4">
            <text:p>condense; shorten; reduce length of written tex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brogate</text:p>
          </table:table-cell>
          <table:table-cell office:value-type="string" table:style-name="ce3">
            <text:p>/'æbroʊgeɪt/ a. Syn. abolish</text:p>
          </table:table-cell>
          <table:table-cell office:value-type="string" table:style-name="ce4">
            <text:p>abolish, do away with, or annul, especially by authorit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bstemious</text:p>
          </table:table-cell>
          <table:table-cell office:value-type="string" table:style-name="ce3">
            <text:p>/æb'sti:mɪəs/ a. Syn. temperate</text:p>
          </table:table-cell>
          <table:table-cell office:value-type="string" table:style-name="ce4">
            <text:p>sparing or moderation in eating and drinking; temperat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cademic</text:p>
          </table:table-cell>
          <table:table-cell office:value-type="string" table:style-name="ce3">
            <text:p>/ækə'dɛmɪk/ a. Syn. scholarly; collegiate; theoretical</text:p>
          </table:table-cell>
          <table:table-cell office:value-type="string" table:style-name="ce4">
            <text:p>related to school; not practical or directly useful; relating to scholarly organization; based on formal educ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ccede</text:p>
          </table:table-cell>
          <table:table-cell office:value-type="string" table:style-name="ce3">
            <text:p>/æk'si:d/ v. Syn. agree; assent; concede</text:p>
          </table:table-cell>
          <table:table-cell office:value-type="string" table:style-name="ce4">
            <text:p>agree; give consent, often at insistence of another; conce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ccelerate</text:p>
          </table:table-cell>
          <table:table-cell office:value-type="string" table:style-name="ce3">
            <text:p>/ək'sɛləreɪt/ v. Syn. speed; hasten</text:p>
          </table:table-cell>
          <table:table-cell office:value-type="string" table:style-name="ce4">
            <text:p>move faster; cause to develop or progress more quickly; occur sooner than expecte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ccolade</text:p>
          </table:table-cell>
          <table:table-cell office:value-type="string" table:style-name="ce3">
            <text:p>/'ækəleɪd/ n. Syn. praise</text:p>
          </table:table-cell>
          <table:table-cell office:value-type="string" table:style-name="ce4">
            <text:p>award of merit; expression of approval; prais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ccord</text:p>
          </table:table-cell>
          <table:table-cell office:value-type="string" table:style-name="ce3">
            <text:p>/ə'kɔ:d/ n. Syn. agreement; treaty</text:p>
          </table:table-cell>
          <table:table-cell office:value-type="string" table:style-name="ce4">
            <text:p>settlement or compromise of conflicting opinions; written agreement between two stat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crimonious</text:p>
          </table:table-cell>
          <table:table-cell office:value-type="string" table:style-name="ce3">
            <text:p>/ækrɪ'moʊnɪəs/ a. Syn. rancorous</text:p>
          </table:table-cell>
          <table:table-cell office:value-type="string" table:style-name="ce4">
            <text:p>bitter and sharp in language, tone, or mann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cumen</text:p>
          </table:table-cell>
          <table:table-cell office:value-type="string" table:style-name="ce3">
            <text:p>/'ækjʊmɛn, ə'kju:mɛn/ n. Syn. acuteness; insight</text:p>
          </table:table-cell>
          <table:table-cell office:value-type="string" table:style-name="ce4">
            <text:p>mental keenness; quickness of percep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dmonish</text:p>
          </table:table-cell>
          <table:table-cell office:value-type="string" table:style-name="ce3">
            <text:p>/əd'mɒnɪʃ/ v. Syn. warn; reprove</text:p>
          </table:table-cell>
          <table:table-cell office:value-type="string" table:style-name="ce4">
            <text:p>warn; counsel someone against something to be avoide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dmonition</text:p>
          </table:table-cell>
          <table:table-cell office:value-type="string" table:style-name="ce3">
            <text:p>/ædmɒ'nɪʃ(ə)n/ n. Syn. warning</text:p>
          </table:table-cell>
          <table:table-cell office:value-type="string" table:style-name="ce4">
            <text:p>gentle or friendly reproof; counseling against fault or oversight; warnin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dversary</text:p>
          </table:table-cell>
          <table:table-cell office:value-type="string" table:style-name="ce3">
            <text:p>/'ædvəsərɪ/ n. Syn. opponent; contestant</text:p>
          </table:table-cell>
          <table:table-cell office:value-type="string" table:style-name="ce4">
            <text:p>opponent in contest; someone who offers opposi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dverse</text:p>
          </table:table-cell>
          <table:table-cell office:value-type="string" table:style-name="ce3">
            <text:p>/'ædvɜrs/ a. Syn. unfavorable; hostile</text:p>
          </table:table-cell>
          <table:table-cell office:value-type="string" table:style-name="ce4">
            <text:p>in opposing direction; harmful or unfavorable; acting or serving to oppos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dversity</text:p>
          </table:table-cell>
          <table:table-cell office:value-type="string" table:style-name="ce3">
            <text:p>/əd'vɜrsɪtɪ/ n. Syn. poverty; misfortune</text:p>
          </table:table-cell>
          <table:table-cell office:value-type="string" table:style-name="ce4">
            <text:p>state of misfortune, hardship, or affliction; misfortun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esthetic</text:p>
          </table:table-cell>
          <table:table-cell office:value-type="string" table:style-name="ce3">
            <text:p>/i:s'θɛtɪk/ a. Syn. artistic; elegant</text:p>
          </table:table-cell>
          <table:table-cell office:value-type="string" table:style-name="ce4">
            <text:p>elegant or tasteful; of or concerning appreciation of beauty or good tast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ffable</text:p>
          </table:table-cell>
          <table:table-cell office:value-type="string" table:style-name="ce3">
            <text:p>/'æfəb(ə)l/ a. </text:p>
          </table:table-cell>
          <table:table-cell office:value-type="string" table:style-name="ce4">
            <text:p>easily approachable; warmly friendl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ffluent</text:p>
          </table:table-cell>
          <table:table-cell office:value-type="string" table:style-name="ce3">
            <text:p>/'æflʊənt/ a. </text:p>
          </table:table-cell>
          <table:table-cell office:value-type="string" table:style-name="ce4">
            <text:p>having an abundant supply of money or possessions of 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ggressive</text:p>
          </table:table-cell>
          <table:table-cell office:value-type="string" table:style-name="ce3">
            <text:p>/'əgrɛsɪv/ a. </text:p>
          </table:table-cell>
          <table:table-cell office:value-type="string" table:style-name="ce4">
            <text:p>making assaults; unjustly attacking; combative; hostile; tending to spread quickl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lacrity</text:p>
          </table:table-cell>
          <table:table-cell office:value-type="string" table:style-name="ce3">
            <text:p>/ə'lækrɪtɪ/ n. </text:p>
          </table:table-cell>
          <table:table-cell office:value-type="string" table:style-name="ce4">
            <text:p>cheerful promptness or willingness; eagerness; speed or quicknes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lienate</text:p>
          </table:table-cell>
          <table:table-cell office:value-type="string" table:style-name="ce3">
            <text:p>/'eɪlɪəneɪt/ v. Syn. estrange; transfer; separate</text:p>
          </table:table-cell>
          <table:table-cell office:value-type="string" table:style-name="ce4">
            <text:p>cause to become unfriendly or hostile; transfer property or ownership; isolate or dissociate emotionall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llay</text:p>
          </table:table-cell>
          <table:table-cell office:value-type="string" table:style-name="ce3">
            <text:p>/ə'leɪ/ v. Syn. calm; pacify; relieve</text:p>
          </table:table-cell>
          <table:table-cell office:value-type="string" table:style-name="ce4">
            <text:p>calm; pacify; reduce the intensity of; reliev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llude</text:p>
          </table:table-cell>
          <table:table-cell office:value-type="string" table:style-name="ce3">
            <text:p>/ə'lu:d/ v. Syn. imply; refer</text:p>
          </table:table-cell>
          <table:table-cell office:value-type="string" table:style-name="ce4">
            <text:p>refer casually or indirectly, or by sugges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llure</text:p>
          </table:table-cell>
          <table:table-cell office:value-type="string" table:style-name="ce3">
            <text:p>/ə'ljʊə(r)/ v. Syn. entice; attract</text:p>
          </table:table-cell>
          <table:table-cell office:value-type="string" table:style-name="ce4">
            <text:p>attract with something desirable; be highly, often subtly attractiv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llusion</text:p>
          </table:table-cell>
          <table:table-cell office:value-type="string" table:style-name="ce3">
            <text:p>/ə'lu:ʒ(ə)n/ n. Syn. metaphor</text:p>
          </table:table-cell>
          <table:table-cell office:value-type="string" table:style-name="ce4">
            <text:p>indirect reference; symbolical reference or comparison; metapho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mbiguous</text:p>
          </table:table-cell>
          <table:table-cell office:value-type="string" table:style-name="ce3">
            <text:p>/æm'bɪgjʊəs/ a. </text:p>
          </table:table-cell>
          <table:table-cell office:value-type="string" table:style-name="ce4">
            <text:p>unclear or doubtful in meanin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miable</text:p>
          </table:table-cell>
          <table:table-cell office:value-type="string" table:style-name="ce3">
            <text:p>/'eɪmɪəb(ə)l/ a. Syn. agreeable; lovable</text:p>
          </table:table-cell>
          <table:table-cell office:value-type="string" table:style-name="ce4">
            <text:p>good-natured and likable; lovable; warmly friendl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nalogous</text:p>
          </table:table-cell>
          <table:table-cell office:value-type="string" table:style-name="ce3">
            <text:p>/ə'næləgəs/ a. Syn. comparable</text:p>
          </table:table-cell>
          <table:table-cell office:value-type="string" table:style-name="ce4">
            <text:p>comparable; similar or alik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nalogy</text:p>
          </table:table-cell>
          <table:table-cell office:value-type="string" table:style-name="ce3">
            <text:p>/ə'nælədʒɪ/ n. Syn. similarity; parallelism</text:p>
          </table:table-cell>
          <table:table-cell office:value-type="string" table:style-name="ce4">
            <text:p>similarity in some respects; comparison based on similarit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narchy</text:p>
          </table:table-cell>
          <table:table-cell office:value-type="string" table:style-name="ce3">
            <text:p>/'ænəkɪ/ n. Syn. lawlessness; disorder</text:p>
          </table:table-cell>
          <table:table-cell office:value-type="string" table:style-name="ce4">
            <text:p>absence of governing body; state of disorder; political disorder and confus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nimus</text:p>
          </table:table-cell>
          <table:table-cell office:value-type="string" table:style-name="ce3">
            <text:p>/'ænɪməs/ n. Syn. enmity; disposition</text:p>
          </table:table-cell>
          <table:table-cell office:value-type="string" table:style-name="ce4">
            <text:p>feeling of enmity or ill will; attitude that informs one's actions; disposi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nnals</text:p>
          </table:table-cell>
          <table:table-cell office:value-type="string" table:style-name="ce3">
            <text:p>/'æn(ə)lz/ n. Syn. records; history</text:p>
          </table:table-cell>
          <table:table-cell office:value-type="string" table:style-name="ce4">
            <text:p>chronological record of the events of successive year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nonymous</text:p>
          </table:table-cell>
          <table:table-cell office:value-type="string" table:style-name="ce3">
            <text:p>/ə'nɒnɪməs/ a. Syn. unknown; nameless</text:p>
          </table:table-cell>
          <table:table-cell office:value-type="string" table:style-name="ce4">
            <text:p>having no name; having unknown or unacknowledged na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nthology</text:p>
          </table:table-cell>
          <table:table-cell office:value-type="string" table:style-name="ce3">
            <text:p>/æn'θɒlədʒɪ/ n. Syn. collection</text:p>
          </table:table-cell>
          <table:table-cell office:value-type="string" table:style-name="ce4">
            <text:p>book of literary selections by various author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ntithesis</text:p>
          </table:table-cell>
          <table:table-cell office:value-type="string" table:style-name="ce3">
            <text:p>/æn'tɪθəsɪs/ n. Syn. contrast</text:p>
          </table:table-cell>
          <table:table-cell office:value-type="string" table:style-name="ce4">
            <text:p>contrast; direct contrast; opposi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pathetic</text:p>
          </table:table-cell>
          <table:table-cell office:value-type="string" table:style-name="ce3">
            <text:p>/æpə'θɛtɪk/ a. </text:p>
          </table:table-cell>
          <table:table-cell office:value-type="string" table:style-name="ce4">
            <text:p>feeling or showing a lack of interest or concern; indifferen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pathy</text:p>
          </table:table-cell>
          <table:table-cell office:value-type="string" table:style-name="ce3">
            <text:p>/'æpəθɪ/ n. Syn. indifference</text:p>
          </table:table-cell>
          <table:table-cell office:value-type="string" table:style-name="ce4">
            <text:p>lack of caring; indifferenc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pprehend</text:p>
          </table:table-cell>
          <table:table-cell office:value-type="string" table:style-name="ce3">
            <text:p>/æprɪ'hɛnd/ v. Syn. arrest; perceive</text:p>
          </table:table-cell>
          <table:table-cell office:value-type="string" table:style-name="ce4">
            <text:p>take into custody; arrest a criminal; grasp mentally; perceiv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pprehensive</text:p>
          </table:table-cell>
          <table:table-cell office:value-type="string" table:style-name="ce3">
            <text:p>/æprɪ'hɛnsɪv/ a. </text:p>
          </table:table-cell>
          <table:table-cell office:value-type="string" table:style-name="ce4">
            <text:p>capable of apprehending; knowing; conscious; relating to the faculty of apprehension; sensible; feeling; perceptiv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pprise</text:p>
          </table:table-cell>
          <table:table-cell office:value-type="string" table:style-name="ce3">
            <text:p>/ə'praɪz/ v. Syn. inform</text:p>
          </table:table-cell>
          <table:table-cell office:value-type="string" table:style-name="ce4">
            <text:p>inform; give notice to; make awar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pprobation</text:p>
          </table:table-cell>
          <table:table-cell office:value-type="string" table:style-name="ce3">
            <text:p>/æprə'beɪʃ(ə)n/ n. Syn. approval</text:p>
          </table:table-cell>
          <table:table-cell office:value-type="string" table:style-name="ce4">
            <text:p>expression of warm approval; prais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pt</text:p>
          </table:table-cell>
          <table:table-cell office:value-type="string" table:style-name="ce3">
            <text:p>/æpt/ a. Syn. appropriate; suitable</text:p>
          </table:table-cell>
          <table:table-cell office:value-type="string" table:style-name="ce4">
            <text:p>likely; exactly suitable; appropriate; quick to learn or understan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ptitude</text:p>
          </table:table-cell>
          <table:table-cell office:value-type="string" table:style-name="ce3">
            <text:p>/'æptɪtju:d/;/'æptɪtud/ n. Syn. intelligence; talent</text:p>
          </table:table-cell>
          <table:table-cell office:value-type="string" table:style-name="ce4">
            <text:p>inherent ability; quickness in learning and understandin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rbiter</text:p>
          </table:table-cell>
          <table:table-cell office:value-type="string" table:style-name="ce3">
            <text:p>/'ɑrbɪtə(r)/ n. Syn. judge</text:p>
          </table:table-cell>
          <table:table-cell office:value-type="string" table:style-name="ce4">
            <text:p>person with power to decide a dispute; jud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rchetype</text:p>
          </table:table-cell>
          <table:table-cell office:value-type="string" table:style-name="ce3">
            <text:p>/'ɑrkɪtaɪp/ n. Syn. prototype</text:p>
          </table:table-cell>
          <table:table-cell office:value-type="string" table:style-name="ce4">
            <text:p>prototype; original model or type after which other similar things are patterne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rid</text:p>
          </table:table-cell>
          <table:table-cell office:value-type="string" table:style-name="ce3">
            <text:p>/'ærɪd/ a. Syn. dry; barren</text:p>
          </table:table-cell>
          <table:table-cell office:value-type="string" table:style-name="ce4">
            <text:p>dry; lacking moisture, especially having insufficient rainfall to support trees or plant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ristocracy</text:p>
          </table:table-cell>
          <table:table-cell office:value-type="string" table:style-name="ce3">
            <text:p>/ærɪs'tɒkrəsɪ/ n. </text:p>
          </table:table-cell>
          <table:table-cell office:value-type="string" table:style-name="ce4">
            <text:p>hereditary nobility; privileged clas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rticulate</text:p>
          </table:table-cell>
          <table:table-cell office:value-type="string" table:style-name="ce3">
            <text:p>/ɑr'tɪkjʊlət/ a. Syn. effective; distinct</text:p>
          </table:table-cell>
          <table:table-cell office:value-type="string" table:style-name="ce4">
            <text:p>expressing oneself easily in clear and effective langua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scetic</text:p>
          </table:table-cell>
          <table:table-cell office:value-type="string" table:style-name="ce3">
            <text:p>/ə'sɛtɪk/ a. Syn. austere; severe</text:p>
          </table:table-cell>
          <table:table-cell office:value-type="string" table:style-name="ce4">
            <text:p>leading a life of self-discipline and self-denial; auster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ssiduous</text:p>
          </table:table-cell>
          <table:table-cell office:value-type="string" table:style-name="ce3">
            <text:p>/ə'sɪdjʊəs/;/ə'sɪdʒʊəs/ a. Syn. diligent; persistent</text:p>
          </table:table-cell>
          <table:table-cell office:value-type="string" table:style-name="ce4">
            <text:p>constant in application or attention; diligent; unceasing or persisten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sylum</text:p>
          </table:table-cell>
          <table:table-cell office:value-type="string" table:style-name="ce3">
            <text:p>/ə'saɪləm/ n. Syn. protection</text:p>
          </table:table-cell>
          <table:table-cell office:value-type="string" table:style-name="ce4">
            <text:p>place of refuge or shelter; protec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theist</text:p>
          </table:table-cell>
          <table:table-cell office:value-type="string" table:style-name="ce3">
            <text:p>/'eɪθiɪst/ n. Syn. nonbeliever</text:p>
          </table:table-cell>
          <table:table-cell office:value-type="string" table:style-name="ce4">
            <text:p>nonbeliever; one who denies the existence of go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ttribute</text:p>
          </table:table-cell>
          <table:table-cell office:value-type="string" table:style-name="ce3">
            <text:p>/ə'trɪbju:t/ n. Syn. trait</text:p>
          </table:table-cell>
          <table:table-cell office:value-type="string" table:style-name="ce4">
            <text:p>essential quality; reputation; hono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ugment</text:p>
          </table:table-cell>
          <table:table-cell office:value-type="string" table:style-name="ce3">
            <text:p>/ɔ:g'mɛnt/ v. Syn. increase</text:p>
          </table:table-cell>
          <table:table-cell office:value-type="string" table:style-name="ce4">
            <text:p>make greater, as in size, extent, or quantit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uspicious</text:p>
          </table:table-cell>
          <table:table-cell office:value-type="string" table:style-name="ce3">
            <text:p>/ɔ:'spɪʃəs/ a. Syn. propitious</text:p>
          </table:table-cell>
          <table:table-cell office:value-type="string" table:style-name="ce4">
            <text:p>attended by favorable circumstances; marked by success; prosperou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uthentic</text:p>
          </table:table-cell>
          <table:table-cell office:value-type="string" table:style-name="ce3">
            <text:p>/ɜr'θɛntɪk/ a. Syn. genuine; real; valid; trustworthy</text:p>
          </table:table-cell>
          <table:table-cell office:value-type="string" table:style-name="ce4">
            <text:p>not counterfeit or copied; valid; trustworth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utocratic</text:p>
          </table:table-cell>
          <table:table-cell office:value-type="string" table:style-name="ce3">
            <text:p>/ɔtə'krætɪk/ a. Syn. dictatorial</text:p>
          </table:table-cell>
          <table:table-cell office:value-type="string" table:style-name="ce4">
            <text:p>having absolute, unchecked power; dictatoria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varice</text:p>
          </table:table-cell>
          <table:table-cell office:value-type="string" table:style-name="ce3">
            <text:p>/'ævərɪs/ n. </text:p>
          </table:table-cell>
          <table:table-cell office:value-type="string" table:style-name="ce4">
            <text:p>greediness for wealth; insatiable desire of gai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wry</text:p>
          </table:table-cell>
          <table:table-cell office:value-type="string" table:style-name="ce3">
            <text:p>/ə'raɪ/ ad. Syn. distorted; crooked ; askew; amiss</text:p>
          </table:table-cell>
          <table:table-cell office:value-type="string" table:style-name="ce4">
            <text:p>in a position that is turned toward one side; away from correct cours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anal</text:p>
          </table:table-cell>
          <table:table-cell office:value-type="string" table:style-name="ce3">
            <text:p>/bə'nɑrl/;/'beɪnl/ a. Syn. dull; commonplace; trite</text:p>
          </table:table-cell>
          <table:table-cell office:value-type="string" table:style-name="ce4">
            <text:p>obvious and dull; commonplace; lacking originalit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ane</text:p>
          </table:table-cell>
          <table:table-cell office:value-type="string" table:style-name="ce3">
            <text:p>/beɪn/ n. Syn. curse</text:p>
          </table:table-cell>
          <table:table-cell office:value-type="string" table:style-name="ce4">
            <text:p>something causes misery or death; curse; fatal injury or rui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anter</text:p>
          </table:table-cell>
          <table:table-cell office:value-type="string" table:style-name="ce3">
            <text:p>/'bæntə(r)/ n. </text:p>
          </table:table-cell>
          <table:table-cell office:value-type="string" table:style-name="ce4">
            <text:p>good-humored, playful convers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aton</text:p>
          </table:table-cell>
          <table:table-cell office:value-type="string" table:style-name="ce3">
            <text:p>/'bæt(ə)n/;/bə'tɒn/ n. </text:p>
          </table:table-cell>
          <table:table-cell office:value-type="string" table:style-name="ce4">
            <text:p>a staff or truncheon, used for various purposes, as one of a conductor in musical performances, one transferred by runners in a relay rac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elie</text:p>
          </table:table-cell>
          <table:table-cell office:value-type="string" table:style-name="ce3">
            <text:p>/bɪ'laɪ/ v. Syn. contradict</text:p>
          </table:table-cell>
          <table:table-cell office:value-type="string" table:style-name="ce4">
            <text:p>contradict; give a false impress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ellicose</text:p>
          </table:table-cell>
          <table:table-cell office:value-type="string" table:style-name="ce3">
            <text:p>/'bɛlɪkoʊs/ a. Syn. warlike; belligerent</text:p>
          </table:table-cell>
          <table:table-cell office:value-type="string" table:style-name="ce4">
            <text:p>warlike or hostile in manner or temperament; showing or having impulse to be combativ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enevolent</text:p>
          </table:table-cell>
          <table:table-cell office:value-type="string" table:style-name="ce3">
            <text:p>/bɪ'nɛvələnt/ a. Syn. generous; charitable</text:p>
          </table:table-cell>
          <table:table-cell office:value-type="string" table:style-name="ce4">
            <text:p>generous in providing aid to others; charitabl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esmirch</text:p>
          </table:table-cell>
          <table:table-cell office:value-type="string" table:style-name="ce3">
            <text:p>/bɪ'smɜrtʃ/ v. </text:p>
          </table:table-cell>
          <table:table-cell office:value-type="string" table:style-name="ce4">
            <text:p>soil, smear so as to make dirty or staine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iased</text:p>
          </table:table-cell>
          <table:table-cell office:value-type="string" table:style-name="ce3">
            <text:p>/'baɪəs(ɪ)d/ a. Syn. slanted; prejudiced</text:p>
          </table:table-cell>
          <table:table-cell office:value-type="string" table:style-name="ce4">
            <text:p>favoring one person or side over another; prejudice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izarre</text:p>
          </table:table-cell>
          <table:table-cell office:value-type="string" table:style-name="ce3">
            <text:p>/bɪ'zɑr(r)/ a. Syn. fantastic</text:p>
          </table:table-cell>
          <table:table-cell office:value-type="string" table:style-name="ce4">
            <text:p>fantastic; violently contrasting; strangely unconventional in style or appearanc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land</text:p>
          </table:table-cell>
          <table:table-cell office:value-type="string" table:style-name="ce3">
            <text:p>/blænd/ a. Syn. soothing; mild; agreeable</text:p>
          </table:table-cell>
          <table:table-cell office:value-type="string" table:style-name="ce4">
            <text:p>lacking stimulating or mild; agreeabl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landishment</text:p>
          </table:table-cell>
          <table:table-cell office:value-type="string" table:style-name="ce3">
            <text:p>/'blændɪʃmənt/ n. Syn. flattery</text:p>
          </table:table-cell>
          <table:table-cell office:value-type="string" table:style-name="ce4">
            <text:p>flattery; speech or action expressive of affection or kindness, and tending to win the hear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lemish</text:p>
          </table:table-cell>
          <table:table-cell office:value-type="string" table:style-name="ce3">
            <text:p>/'blɛmɪʃ/ v. </text:p>
          </table:table-cell>
          <table:table-cell office:value-type="string" table:style-name="ce4">
            <text:p>mark with deformity; injure or impair, as anything which is excellent; make defective, either the body or min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light</text:p>
          </table:table-cell>
          <table:table-cell office:value-type="string" table:style-name="ce3">
            <text:p>/blaɪt/ v. </text:p>
          </table:table-cell>
          <table:table-cell office:value-type="string" table:style-name="ce4">
            <text:p>blast; prevent the growth and fertility of; destroy the happiness of; ruin; frustrat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lithe</text:p>
          </table:table-cell>
          <table:table-cell office:value-type="string" table:style-name="ce3">
            <text:p>/blaɪð/ a. Syn. gay; joyous; heedless</text:p>
          </table:table-cell>
          <table:table-cell office:value-type="string" table:style-name="ce4">
            <text:p>gay; joyous; carefree and lighthearte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ombastic</text:p>
          </table:table-cell>
          <table:table-cell office:value-type="string" table:style-name="ce3">
            <text:p>/bɒm'bæstɪk/ a. Syn. pompous</text:p>
          </table:table-cell>
          <table:table-cell office:value-type="string" table:style-name="ce4">
            <text:p>pompous; using inflated language; high-sounding but with little meanin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oorish</text:p>
          </table:table-cell>
          <table:table-cell office:value-type="string" table:style-name="ce3">
            <text:p>/'bʊərɪʃ/ a. Syn. rude; clumsy; illiterate</text:p>
          </table:table-cell>
          <table:table-cell office:value-type="string" table:style-name="ce4">
            <text:p>rude and clumsy in behavior; ungentlemanly; awkward in manner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ucolic</text:p>
          </table:table-cell>
          <table:table-cell office:value-type="string" table:style-name="ce3">
            <text:p>/bju:'kɒlɪk/ a. Syn. rustic; pastoral</text:p>
          </table:table-cell>
          <table:table-cell office:value-type="string" table:style-name="ce4">
            <text:p>rustic; pastoral; agricultural; relating to country affairs, or to shepherd's life and occup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uffoon</text:p>
          </table:table-cell>
          <table:table-cell office:value-type="string" table:style-name="ce3">
            <text:p>/bʌ'fu:n/ n. </text:p>
          </table:table-cell>
          <table:table-cell office:value-type="string" table:style-name="ce4">
            <text:p>one who makes a practice of amusing others by low tricks, antic gestures; droll; mimic; clow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ulwark</text:p>
          </table:table-cell>
          <table:table-cell office:value-type="string" table:style-name="ce3">
            <text:p>/'bʊlwək/ n. </text:p>
          </table:table-cell>
          <table:table-cell office:value-type="string" table:style-name="ce4">
            <text:p>earthwork or other strong defense; person who defend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umptious</text:p>
          </table:table-cell>
          <table:table-cell office:value-type="string" table:style-name="ce3">
            <text:p>/'bʌmpʃəs/ a. </text:p>
          </table:table-cell>
          <table:table-cell office:value-type="string" table:style-name="ce4">
            <text:p>offensively self-assertive; liable to give or take offense; forward; pushin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abal</text:p>
          </table:table-cell>
          <table:table-cell office:value-type="string" table:style-name="ce3">
            <text:p>/kə'bæl/ n. </text:p>
          </table:table-cell>
          <table:table-cell office:value-type="string" table:style-name="ce4">
            <text:p>small group of persons secretly united to promote their own interest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acophonous</text:p>
          </table:table-cell>
          <table:table-cell office:value-type="string" table:style-name="ce3">
            <text:p>/kə'kɒfənəs/ a. Syn. discordant; inharmonious</text:p>
          </table:table-cell>
          <table:table-cell office:value-type="string" table:style-name="ce4">
            <text:p>discordant; inharmonious; sounding harshly; ill-soundin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adaverous</text:p>
          </table:table-cell>
          <table:table-cell office:value-type="string" table:style-name="ce3">
            <text:p>/kə'dævərəs/ a. Syn. pale</text:p>
          </table:table-cell>
          <table:table-cell office:value-type="string" table:style-name="ce4">
            <text:p>like corpse; pale; Having appearance or color of dead human bod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allous</text:p>
          </table:table-cell>
          <table:table-cell office:value-type="string" table:style-name="ce3">
            <text:p>/'kæləs/ a. </text:p>
          </table:table-cell>
          <table:table-cell office:value-type="string" table:style-name="ce4">
            <text:p>emotionally hardened; unfeelin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andid</text:p>
          </table:table-cell>
          <table:table-cell office:value-type="string" table:style-name="ce3">
            <text:p>/'kændɪd/ a. Syn. straightforward; frank</text:p>
          </table:table-cell>
          <table:table-cell office:value-type="string" table:style-name="ce4">
            <text:p>straightforward; frank; free from prejudice; impartia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andor</text:p>
          </table:table-cell>
          <table:table-cell office:value-type="string" table:style-name="ce3">
            <text:p>/kændə(r)/ n. Syn. frankness</text:p>
          </table:table-cell>
          <table:table-cell office:value-type="string" table:style-name="ce4">
            <text:p>frankness; quality of being honest and straightforward in attitude and speech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antankerous</text:p>
          </table:table-cell>
          <table:table-cell office:value-type="string" table:style-name="ce3">
            <text:p>/kæn'tæŋkərəs/ a. Syn. irritable</text:p>
          </table:table-cell>
          <table:table-cell office:value-type="string" table:style-name="ce4">
            <text:p>ill humored; irritable; marked by ill-tempered contradiction or opposition; ugly; maliciou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apricious</text:p>
          </table:table-cell>
          <table:table-cell office:value-type="string" table:style-name="ce3">
            <text:p>/kə'prɪʃəs/ a. Syn. unpredictable; fickle; arbitrary</text:p>
          </table:table-cell>
          <table:table-cell office:value-type="string" table:style-name="ce4">
            <text:p>fickle; impulsive and unpredictable; apt to change opinions suddenl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aptious</text:p>
          </table:table-cell>
          <table:table-cell office:value-type="string" table:style-name="ce3">
            <text:p>/'kæpʃəs/ a. </text:p>
          </table:table-cell>
          <table:table-cell office:value-type="string" table:style-name="ce4">
            <text:p>intended to confuse in an argumen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aricature</text:p>
          </table:table-cell>
          <table:table-cell office:value-type="string" table:style-name="ce3">
            <text:p>/kærɪkə'tjʊə(r)/ n. Syn. distortion; burlesque</text:p>
          </table:table-cell>
          <table:table-cell office:value-type="string" table:style-name="ce4">
            <text:p>representation that is deliberately exaggerated to produce a comic effec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astigate</text:p>
          </table:table-cell>
          <table:table-cell office:value-type="string" table:style-name="ce3">
            <text:p>/'kæstɪgeɪt/ v. Syn. punish</text:p>
          </table:table-cell>
          <table:table-cell office:value-type="string" table:style-name="ce4">
            <text:p>criticize severely; punish; revise or make corrections to public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elestial</text:p>
          </table:table-cell>
          <table:table-cell office:value-type="string" table:style-name="ce3">
            <text:p>/sɪ'lɛstɪəl/;/sə'lZstʃl/ a. Syn. heavenly</text:p>
          </table:table-cell>
          <table:table-cell office:value-type="string" table:style-name="ce4">
            <text:p>relating to the sky or the heavens; supremely good; god or ange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hauvinist</text:p>
          </table:table-cell>
          <table:table-cell office:value-type="string" table:style-name="ce3">
            <text:p>/'ʃoʊvɪnɪst/ n. </text:p>
          </table:table-cell>
          <table:table-cell office:value-type="string" table:style-name="ce4">
            <text:p>person with prejudiced belief in superiority of own kin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hicanery</text:p>
          </table:table-cell>
          <table:table-cell office:value-type="string" table:style-name="ce3">
            <text:p>/ʃɪ'keɪnərɪ/ n. Syn. trickery; deception</text:p>
          </table:table-cell>
          <table:table-cell office:value-type="string" table:style-name="ce4">
            <text:p>mean or unfair artifice to obscure truth; deception by trickery or sophistr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hronic</text:p>
          </table:table-cell>
          <table:table-cell office:value-type="string" table:style-name="ce3">
            <text:p>/'krɒnɪk/ a. </text:p>
          </table:table-cell>
          <table:table-cell office:value-type="string" table:style-name="ce4">
            <text:p>lasting for long period; marked by frequent recurrence, as certain diseas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ircumspect</text:p>
          </table:table-cell>
          <table:table-cell office:value-type="string" table:style-name="ce3">
            <text:p>/'sɜrkəmspɛkt/ a. Syn. prudent; cautious</text:p>
          </table:table-cell>
          <table:table-cell office:value-type="string" table:style-name="ce4">
            <text:p>carefully aware of all circumstances; cautiou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ircumvent</text:p>
          </table:table-cell>
          <table:table-cell office:value-type="string" table:style-name="ce3">
            <text:p>/sɜrkəm'vɛnt/ v. Syn. outwit</text:p>
          </table:table-cell>
          <table:table-cell office:value-type="string" table:style-name="ce4">
            <text:p>surround; enclose or entrapoutwit; beat through cleverness and wi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ivil</text:p>
          </table:table-cell>
          <table:table-cell office:value-type="string" table:style-name="ce3">
            <text:p>/'sɪv(ə)l/ a. Syn. civic</text:p>
          </table:table-cell>
          <table:table-cell office:value-type="string" table:style-name="ce4">
            <text:p>having to do with citizens or the state; courteous and polit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lamorous</text:p>
          </table:table-cell>
          <table:table-cell office:value-type="string" table:style-name="ce3">
            <text:p>/'klæmərəs/ a. </text:p>
          </table:table-cell>
          <table:table-cell office:value-type="string" table:style-name="ce4">
            <text:p>speaking and repeating loud words; full of clamor; calling or demanding loudly or urgently; vociferous; noisy; bawling; lou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landestine</text:p>
          </table:table-cell>
          <table:table-cell office:value-type="string" table:style-name="ce3">
            <text:p>/klæn'dɛstɪn/ a. Syn. secret</text:p>
          </table:table-cell>
          <table:table-cell office:value-type="string" table:style-name="ce4">
            <text:p>secret; conducted with or marked by hidden aims or method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alesce</text:p>
          </table:table-cell>
          <table:table-cell office:value-type="string" table:style-name="ce3">
            <text:p>/koʊə'lɛs/ v. Syn. combine; fuse; mix</text:p>
          </table:table-cell>
          <table:table-cell office:value-type="string" table:style-name="ce4">
            <text:p>combine; fuse; grow together; come together so as to form one whole; unit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alition</text:p>
          </table:table-cell>
          <table:table-cell office:value-type="string" table:style-name="ce3">
            <text:p>/koʊə'lɪʃ(ə)n/ n. Syn. partnership; league; union</text:p>
          </table:table-cell>
          <table:table-cell office:value-type="string" table:style-name="ce4">
            <text:p>partnership; league; state of being combined into one bod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ercion</text:p>
          </table:table-cell>
          <table:table-cell office:value-type="string" table:style-name="ce3">
            <text:p>/koʊ'ɛrfɛn/ n. </text:p>
          </table:table-cell>
          <table:table-cell office:value-type="string" table:style-name="ce4">
            <text:p>use of force to get someone to obe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gent</text:p>
          </table:table-cell>
          <table:table-cell office:value-type="string" table:style-name="ce3">
            <text:p>/'koʊdʒənt/ a. Syn. convincing</text:p>
          </table:table-cell>
          <table:table-cell office:value-type="string" table:style-name="ce4">
            <text:p>reasonable and convincing; based on evidence; forcefully persuasiv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llusion</text:p>
          </table:table-cell>
          <table:table-cell office:value-type="string" table:style-name="ce3">
            <text:p>/kə'lu:ʒ(ə)n/ n. </text:p>
          </table:table-cell>
          <table:table-cell office:value-type="string" table:style-name="ce4">
            <text:p>secret agreement for an illegal purpose; conspirac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mmodious</text:p>
          </table:table-cell>
          <table:table-cell office:value-type="string" table:style-name="ce3">
            <text:p>/kə'moʊdɪəs/ a. </text:p>
          </table:table-cell>
          <table:table-cell office:value-type="string" table:style-name="ce4">
            <text:p>spacious and comfortable; fit; proper; convenien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mpatible</text:p>
          </table:table-cell>
          <table:table-cell office:value-type="string" table:style-name="ce3">
            <text:p>/kəm'pætɪb(ə)l/ a. Syn. harmonious</text:p>
          </table:table-cell>
          <table:table-cell office:value-type="string" table:style-name="ce4">
            <text:p>harmonious; having similar disposition and tast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mpensation</text:p>
          </table:table-cell>
          <table:table-cell office:value-type="string" table:style-name="ce3">
            <text:p>/kɒmpɛn'seɪʃ(ə)n/ n. </text:p>
          </table:table-cell>
          <table:table-cell office:value-type="string" table:style-name="ce4">
            <text:p>something given or received as payment as for a service or loss or injur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mpunction</text:p>
          </table:table-cell>
          <table:table-cell office:value-type="string" table:style-name="ce3">
            <text:p>/kəm'pʌŋkʃ(ə)n/ n. </text:p>
          </table:table-cell>
          <table:table-cell office:value-type="string" table:style-name="ce4">
            <text:p>feeling of deep regret; strong uneasiness caused by a sense of guil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ncede</text:p>
          </table:table-cell>
          <table:table-cell office:value-type="string" table:style-name="ce3">
            <text:p>/kən'si:d/ v. Syn. admit; yield</text:p>
          </table:table-cell>
          <table:table-cell office:value-type="string" table:style-name="ce4">
            <text:p>admit; yield; give up physical control of anoth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ndole</text:p>
          </table:table-cell>
          <table:table-cell office:value-type="string" table:style-name="ce3">
            <text:p>/kən'doʊl/ v. Syn. grieve</text:p>
          </table:table-cell>
          <table:table-cell office:value-type="string" table:style-name="ce4">
            <text:p>grieve; express sympathy; speak sympathetically to one in pain, grief, or misfortun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ndolence</text:p>
          </table:table-cell>
          <table:table-cell office:value-type="string" table:style-name="ce3">
            <text:p>/kən'doʊləns/ n. </text:p>
          </table:table-cell>
          <table:table-cell office:value-type="string" table:style-name="ce4">
            <text:p>expression of sympathy with another in sorrow or grief.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nfederate</text:p>
          </table:table-cell>
          <table:table-cell office:value-type="string" table:style-name="ce3">
            <text:p>/kən'fɛdərət/ n. Syn. ally; collaborator</text:p>
          </table:table-cell>
          <table:table-cell office:value-type="string" table:style-name="ce4">
            <text:p>ally; form a group or unite 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ngenial</text:p>
          </table:table-cell>
          <table:table-cell office:value-type="string" table:style-name="ce3">
            <text:p>/kən'dʒi:nɪəl/ a. Syn. compatible</text:p>
          </table:table-cell>
          <table:table-cell office:value-type="string" table:style-name="ce4">
            <text:p>compatibl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njecture</text:p>
          </table:table-cell>
          <table:table-cell office:value-type="string" table:style-name="ce3">
            <text:p>/kən'dʒɛktʃə(r)/ v. </text:p>
          </table:table-cell>
          <table:table-cell office:value-type="string" table:style-name="ce4">
            <text:p>believe especially on uncertain or tentative ground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nsensus</text:p>
          </table:table-cell>
          <table:table-cell office:value-type="string" table:style-name="ce3">
            <text:p>/kən'sɛnsəs/ n. Syn. Agreement; accord</text:p>
          </table:table-cell>
          <table:table-cell office:value-type="string" table:style-name="ce4">
            <text:p>general agreement or accord; opinion reached by a group as a whol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nsternation</text:p>
          </table:table-cell>
          <table:table-cell office:value-type="string" table:style-name="ce3">
            <text:p>/kɒnstə'neɪʃ(ə)n/ n. Syn. dismay; shock; fear</text:p>
          </table:table-cell>
          <table:table-cell office:value-type="string" table:style-name="ce4">
            <text:p>intense state of fear or dismay; astonishment combined with terro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nstruction</text:p>
          </table:table-cell>
          <table:table-cell office:value-type="string" table:style-name="ce3">
            <text:p>/kən'strʌkʃ(ə)n/ n. </text:p>
          </table:table-cell>
          <table:table-cell office:value-type="string" table:style-name="ce4">
            <text:p>act of constructing or building something 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nsummate</text:p>
          </table:table-cell>
          <table:table-cell office:value-type="string" table:style-name="ce3">
            <text:p>/'kɒnsəmeɪt/ a. </text:p>
          </table:table-cell>
          <table:table-cell office:value-type="string" table:style-name="ce4">
            <text:p>carried to the utmost extent or degree; of the highest quality; complete; perfec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ntemptuous</text:p>
          </table:table-cell>
          <table:table-cell office:value-type="string" table:style-name="ce3">
            <text:p>/kən'tɛmptjʊəs/ a. Syn. scornful</text:p>
          </table:table-cell>
          <table:table-cell office:value-type="string" table:style-name="ce4">
            <text:p>scornful; expressing contempt; showing a lack of respec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nvivial</text:p>
          </table:table-cell>
          <table:table-cell office:value-type="string" table:style-name="ce3">
            <text:p>/kən'vɪvɪəl/ a. Syn. festive</text:p>
          </table:table-cell>
          <table:table-cell office:value-type="string" table:style-name="ce4">
            <text:p>festive; occupied with or fond of the pleasures of good compan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pious</text:p>
          </table:table-cell>
          <table:table-cell office:value-type="string" table:style-name="ce3">
            <text:p>/'koʊpɪəs/ a. Syn. plentiful</text:p>
          </table:table-cell>
          <table:table-cell office:value-type="string" table:style-name="ce4">
            <text:p>plentiful; containing plenty; affording ample suppl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rpulent</text:p>
          </table:table-cell>
          <table:table-cell office:value-type="string" table:style-name="ce3">
            <text:p>/'kɔ:pjʊlənt/ a. Syn. fat</text:p>
          </table:table-cell>
          <table:table-cell office:value-type="string" table:style-name="ce4">
            <text:p>very fat; large in body; overweigh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smopolitan</text:p>
          </table:table-cell>
          <table:table-cell office:value-type="string" table:style-name="ce3">
            <text:p>/kɒzmə'pɒlɪt(ə)n/ a. Syn. sophisticated</text:p>
          </table:table-cell>
          <table:table-cell office:value-type="string" table:style-name="ce4">
            <text:p>sophisticated; of worldwide scop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terie</text:p>
          </table:table-cell>
          <table:table-cell office:value-type="string" table:style-name="ce3">
            <text:p>/'koʊtərɪ/ n. </text:p>
          </table:table-cell>
          <table:table-cell office:value-type="string" table:style-name="ce4">
            <text:p>group that meets socially; an exclusive circle of people with common purpos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untenance</text:p>
          </table:table-cell>
          <table:table-cell office:value-type="string" table:style-name="ce3">
            <text:p>/'kaʊntɪnəns/ v. Syn. approve; tolerate</text:p>
          </table:table-cell>
          <table:table-cell office:value-type="string" table:style-name="ce4">
            <text:p>give sanction or support to; tolerate or approv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redence</text:p>
          </table:table-cell>
          <table:table-cell office:value-type="string" table:style-name="ce3">
            <text:p>/'kri:dəns/ n. Syn. credit; faith</text:p>
          </table:table-cell>
          <table:table-cell office:value-type="string" table:style-name="ce4">
            <text:p>credit; faith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redible</text:p>
          </table:table-cell>
          <table:table-cell office:value-type="string" table:style-name="ce3">
            <text:p>/'krɛdɪb(ə)l/ a. </text:p>
          </table:table-cell>
          <table:table-cell office:value-type="string" table:style-name="ce4">
            <text:p>capable of being credited or believed; worthy of belief; entitled to confidence; trustworth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redulous</text:p>
          </table:table-cell>
          <table:table-cell office:value-type="string" table:style-name="ce3">
            <text:p>/'krɛdjʊləs/;/'krɛdʒələs/ a. </text:p>
          </table:table-cell>
          <table:table-cell office:value-type="string" table:style-name="ce4">
            <text:p>apt to believe on slight evidence; easily imposed upon; unsuspecting; believed too readil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ringe</text:p>
          </table:table-cell>
          <table:table-cell office:value-type="string" table:style-name="ce3">
            <text:p>/krɪndʒ/ v. </text:p>
          </table:table-cell>
          <table:table-cell office:value-type="string" table:style-name="ce4">
            <text:p>shrink or recoil, as in fear, disgust or embarrassment; bend or crouch with base humilit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rucial</text:p>
          </table:table-cell>
          <table:table-cell office:value-type="string" table:style-name="ce3">
            <text:p>/'kru:ʃ(ə)l/ a. </text:p>
          </table:table-cell>
          <table:table-cell office:value-type="string" table:style-name="ce4">
            <text:p>of extreme importance; vital to the resolution of a crisis; of the greatest importanc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ryptic</text:p>
          </table:table-cell>
          <table:table-cell office:value-type="string" table:style-name="ce3">
            <text:p>/'krɪptɪk/ a. </text:p>
          </table:table-cell>
          <table:table-cell office:value-type="string" table:style-name="ce4">
            <text:p>having hidden meaning; mystifying; using code or ciph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urb</text:p>
          </table:table-cell>
          <table:table-cell office:value-type="string" table:style-name="ce3">
            <text:p>/kɜrb/ v. </text:p>
          </table:table-cell>
          <table:table-cell office:value-type="string" table:style-name="ce4">
            <text:p>bend or curve; guide and manage, or restrai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ursory</text:p>
          </table:table-cell>
          <table:table-cell office:value-type="string" table:style-name="ce3">
            <text:p>/'kɜrsərɪ/ a. Syn. casual</text:p>
          </table:table-cell>
          <table:table-cell office:value-type="string" table:style-name="ce4">
            <text:p>casual; brief or broad; not cautious, nor detaile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urt</text:p>
          </table:table-cell>
          <table:table-cell office:value-type="string" table:style-name="ce3">
            <text:p>/kɜrt/ a. </text:p>
          </table:table-cell>
          <table:table-cell office:value-type="string" table:style-name="ce4">
            <text:p>having been shortened; effectively cut short; rudely brief or abrupt, as in speech or mann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ynical</text:p>
          </table:table-cell>
          <table:table-cell office:value-type="string" table:style-name="ce3">
            <text:p>/'sɪnɪk(ə)l/ a. </text:p>
          </table:table-cell>
          <table:table-cell office:value-type="string" table:style-name="ce4">
            <text:p>skeptical of motives of others; selfishly calculating; negative or pessimistic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earth</text:p>
          </table:table-cell>
          <table:table-cell office:value-type="string" table:style-name="ce3">
            <text:p>/dɜrθ/ n. Syn. scarcity</text:p>
          </table:table-cell>
          <table:table-cell office:value-type="string" table:style-name="ce4">
            <text:p>scarcity; shortage of food; famine from failure or loss of crop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eference</text:p>
          </table:table-cell>
          <table:table-cell office:value-type="string" table:style-name="ce3">
            <text:p>/'dɛfərəns/ n. Syn. respect</text:p>
          </table:table-cell>
          <table:table-cell office:value-type="string" table:style-name="ce4">
            <text:p>willingness to carry out the wishes of others; great respec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eity</text:p>
          </table:table-cell>
          <table:table-cell office:value-type="string" table:style-name="ce3">
            <text:p>/'di:ɪtɪ/ n. Syn. god; divinity</text:p>
          </table:table-cell>
          <table:table-cell office:value-type="string" table:style-name="ce4">
            <text:p>god; divinity; supernatural thing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electable</text:p>
          </table:table-cell>
          <table:table-cell office:value-type="string" table:style-name="ce3">
            <text:p>/dɪ'lɛktəb(ə)l/ a. Syn. delightful; delicious</text:p>
          </table:table-cell>
          <table:table-cell office:value-type="string" table:style-name="ce4">
            <text:p>delightful; delicious; extremely pleasing to the sense of tast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elete</text:p>
          </table:table-cell>
          <table:table-cell office:value-type="string" table:style-name="ce3">
            <text:p>/dɪ'li:t/ v. Syn. erase</text:p>
          </table:table-cell>
          <table:table-cell office:value-type="string" table:style-name="ce4">
            <text:p>erase; strike out; remove or make invisibl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elineate</text:p>
          </table:table-cell>
          <table:table-cell office:value-type="string" table:style-name="ce3">
            <text:p>/dɪ'lɪnɪeɪt/ v. Syn. portray; depict; sketch</text:p>
          </table:table-cell>
          <table:table-cell office:value-type="string" table:style-name="ce4">
            <text:p>portray; depict; draw or trace outline of; sketch ou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elinquent</text:p>
          </table:table-cell>
          <table:table-cell office:value-type="string" table:style-name="ce3">
            <text:p>/dɪ'lɪŋkwənt/ a. </text:p>
          </table:table-cell>
          <table:table-cell office:value-type="string" table:style-name="ce4">
            <text:p>failing in duty; offending by neglect of duty.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eluge</text:p>
          </table:table-cell>
          <table:table-cell office:value-type="string" table:style-name="ce3">
            <text:p>/'dɛlju:dʒ/ n. Syn. flood; rush</text:p>
          </table:table-cell>
          <table:table-cell office:value-type="string" table:style-name="ce4">
            <text:p>great flood; heavy downpour; any overflowing of wat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emagogue</text:p>
          </table:table-cell>
          <table:table-cell office:value-type="string" table:style-name="ce3">
            <text:p>/'dɛməgɒg/ n. </text:p>
          </table:table-cell>
          <table:table-cell office:value-type="string" table:style-name="ce4">
            <text:p>person who appeals to people's prejudice; false leader of peopl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emeanor</text:p>
          </table:table-cell>
          <table:table-cell office:value-type="string" table:style-name="ce3">
            <text:p>/dɪ'mi:nə(r)/ n. Syn. behavior</text:p>
          </table:table-cell>
          <table:table-cell office:value-type="string" table:style-name="ce4">
            <text:p>conduct; management; way in which a person behav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emure</text:p>
          </table:table-cell>
          <table:table-cell office:value-type="string" table:style-name="ce3">
            <text:p>/dɪ'mjʊə(r)/ a. Syn. grave; serious</text:p>
          </table:table-cell>
          <table:table-cell office:value-type="string" table:style-name="ce4">
            <text:p>modest and reserved in manner or behavio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enounce</text:p>
          </table:table-cell>
          <table:table-cell office:value-type="string" table:style-name="ce3">
            <text:p>/dɪ'naʊns/ v. Syn. condemn; criticize; announce</text:p>
          </table:table-cell>
          <table:table-cell office:value-type="string" table:style-name="ce4">
            <text:p>condemn openly; criticize; make known in formal mann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eplete</text:p>
          </table:table-cell>
          <table:table-cell office:value-type="string" table:style-name="ce3">
            <text:p>/dɪ'pli:t/ v. Syn. reduce; exhaust</text:p>
          </table:table-cell>
          <table:table-cell office:value-type="string" table:style-name="ce4">
            <text:p>decrease fullness of; use up or empty ou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eprecate</text:p>
          </table:table-cell>
          <table:table-cell office:value-type="string" table:style-name="ce3">
            <text:p>/'dɛprɪkeɪt/ v. Syn. belittle</text:p>
          </table:table-cell>
          <table:table-cell office:value-type="string" table:style-name="ce4">
            <text:p>express disapproval of; protest against; belittl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epreciate</text:p>
          </table:table-cell>
          <table:table-cell office:value-type="string" table:style-name="ce3">
            <text:p>/dɪ'pri:ʃɪeɪt/ v. </text:p>
          </table:table-cell>
          <table:table-cell office:value-type="string" table:style-name="ce4">
            <text:p>lessen price or value of; think or speak of as being of little worth; belittl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evastation</text:p>
          </table:table-cell>
          <table:table-cell office:value-type="string" table:style-name="ce3">
            <text:p>/dɛvəs'teɪʃən/ n. </text:p>
          </table:table-cell>
          <table:table-cell office:value-type="string" table:style-name="ce4">
            <text:p>an event that results in total destruction; the state of being decayed or destroye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evious</text:p>
          </table:table-cell>
          <table:table-cell office:value-type="string" table:style-name="ce3">
            <text:p>/'di:vɪəs/ a. </text:p>
          </table:table-cell>
          <table:table-cell office:value-type="string" table:style-name="ce4">
            <text:p>departing from correct or accepted way; misleading; not straightforwar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evoid</text:p>
          </table:table-cell>
          <table:table-cell office:value-type="string" table:style-name="ce3">
            <text:p>/dɪ'vɔɪd/ a. Syn. barren; empty</text:p>
          </table:table-cell>
          <table:table-cell office:value-type="string" table:style-name="ce4">
            <text:p>completely lacking; barren or empt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evout</text:p>
          </table:table-cell>
          <table:table-cell office:value-type="string" table:style-name="ce3">
            <text:p>/dɪ'vaʊt/ a. Syn. pious</text:p>
          </table:table-cell>
          <table:table-cell office:value-type="string" table:style-name="ce4">
            <text:p>expressing devotion or piety; earnest in religious fiel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ilemma</text:p>
          </table:table-cell>
          <table:table-cell office:value-type="string" table:style-name="ce3">
            <text:p>/daɪ'lɛmə/ n. Syn. predicament</text:p>
          </table:table-cell>
          <table:table-cell office:value-type="string" table:style-name="ce4">
            <text:p>predicament; state of uncertainty or between equally unfavorable option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isconcert</text:p>
          </table:table-cell>
          <table:table-cell office:value-type="string" table:style-name="ce3">
            <text:p>/dɪskən'sɜrt/ v. Syn. confuse; upset; embarrass</text:p>
          </table:table-cell>
          <table:table-cell office:value-type="string" table:style-name="ce4">
            <text:p>confuse; frustrate by throwing into disorder; embarras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isconsolate</text:p>
          </table:table-cell>
          <table:table-cell office:value-type="string" table:style-name="ce3">
            <text:p>/dɪs'kɒnsələt/ a. Syn. sad</text:p>
          </table:table-cell>
          <table:table-cell office:value-type="string" table:style-name="ce4">
            <text:p>sad; cheerless; gloomy; hopeless or not expectin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iscourse</text:p>
          </table:table-cell>
          <table:table-cell office:value-type="string" table:style-name="ce3">
            <text:p>/'dɪskɔ:s/ n. Syn. conversation</text:p>
          </table:table-cell>
          <table:table-cell office:value-type="string" table:style-name="ce4">
            <text:p>formal, lengthy discussion of a subject; verbal exchange; convers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iscrete</text:p>
          </table:table-cell>
          <table:table-cell office:value-type="string" table:style-name="ce3">
            <text:p>/dɪ'skri:t/ a. Syn. separate; distinct</text:p>
          </table:table-cell>
          <table:table-cell office:value-type="string" table:style-name="ce4">
            <text:p>separate; consisting of unconnected distinct part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iscursive</text:p>
          </table:table-cell>
          <table:table-cell office:value-type="string" table:style-name="ce3">
            <text:p>/dɪ'skɜrsɪv/ a. </text:p>
          </table:table-cell>
          <table:table-cell office:value-type="string" table:style-name="ce4">
            <text:p>tending to depart from main point or cover a wide range of subject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isparate</text:p>
          </table:table-cell>
          <table:table-cell office:value-type="string" table:style-name="ce3">
            <text:p>/'dɪspərət/ a. Syn. unrelated</text:p>
          </table:table-cell>
          <table:table-cell office:value-type="string" table:style-name="ce4">
            <text:p>fundamentally distinct or different in kind; entirely dissimila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isparity</text:p>
          </table:table-cell>
          <table:table-cell office:value-type="string" table:style-name="ce3">
            <text:p>/dɪ'spærɪtɪ/ n. Syn. difference</text:p>
          </table:table-cell>
          <table:table-cell office:value-type="string" table:style-name="ce4">
            <text:p>difference; condition or fact of being unequal, as in age, rank, or degre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ispassionate</text:p>
          </table:table-cell>
          <table:table-cell office:value-type="string" table:style-name="ce3">
            <text:p>/dɪ'spæʃ(ə)nət/ a. Syn. calm; impartial</text:p>
          </table:table-cell>
          <table:table-cell office:value-type="string" table:style-name="ce4">
            <text:p>calm; impartial; unaffected by strong emotion or prejudic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ispatch</text:p>
          </table:table-cell>
          <table:table-cell office:value-type="string" table:style-name="ce3">
            <text:p>/dɪ'spætʃ/ n. Syn. expedition; sending off</text:p>
          </table:table-cell>
          <table:table-cell office:value-type="string" table:style-name="ce4">
            <text:p>act of sending off something; property of being prompt and efficient; message usually sent in hast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ispel</text:p>
          </table:table-cell>
          <table:table-cell office:value-type="string" table:style-name="ce3">
            <text:p>/dɪ'spɛl/ v. Syn. scatter</text:p>
          </table:table-cell>
          <table:table-cell office:value-type="string" table:style-name="ce4">
            <text:p>scatter; drive away; cause to vanish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issent</text:p>
          </table:table-cell>
          <table:table-cell office:value-type="string" table:style-name="ce3">
            <text:p>/dɪ'sɛnt/ v. Syn. disagree</text:p>
          </table:table-cell>
          <table:table-cell office:value-type="string" table:style-name="ce4">
            <text:p>differ in opinion or feeling; withhold assent or approva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issolute</text:p>
          </table:table-cell>
          <table:table-cell office:value-type="string" table:style-name="ce3">
            <text:p>/'dɪsəlu:t/ a. </text:p>
          </table:table-cell>
          <table:table-cell office:value-type="string" table:style-name="ce4">
            <text:p>lacking moral restraint; indulging in sensual pleasures or vic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istraught</text:p>
          </table:table-cell>
          <table:table-cell office:value-type="string" table:style-name="ce3">
            <text:p>/dɪ'strɔ:t/ a. Syn. upset</text:p>
          </table:table-cell>
          <table:table-cell office:value-type="string" table:style-name="ce4">
            <text:p>deeply agitated, as from emotional conflict; mad; insan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iverse</text:p>
          </table:table-cell>
          <table:table-cell office:value-type="string" table:style-name="ce3">
            <text:p>/daɪ'vɜrs/ a. Syn. various</text:p>
          </table:table-cell>
          <table:table-cell office:value-type="string" table:style-name="ce4">
            <text:p>differing in some characteristics; variou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iversify</text:p>
          </table:table-cell>
          <table:table-cell office:value-type="string" table:style-name="ce3">
            <text:p>/daɪ'vɜrsɪfaɪ/ v. Syn. vary</text:p>
          </table:table-cell>
          <table:table-cell office:value-type="string" table:style-name="ce4">
            <text:p>give variety to; spread out activities or investment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ivulge</text:p>
          </table:table-cell>
          <table:table-cell office:value-type="string" table:style-name="ce3">
            <text:p>/daɪ'vʌldʒ/ v. Syn. reveal</text:p>
          </table:table-cell>
          <table:table-cell office:value-type="string" table:style-name="ce4">
            <text:p>reveal; make known to public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gmatic</text:p>
          </table:table-cell>
          <table:table-cell office:value-type="string" table:style-name="ce3">
            <text:p>/dɒg'mætɪk/;/dɔ:gmætɪk/ a. Syn. opinionated; doctrinal</text:p>
          </table:table-cell>
          <table:table-cell office:value-type="string" table:style-name="ce4">
            <text:p>stubbornly adhering to insufficiently proven beliefs; inflexible, rigi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ynamic</text:p>
          </table:table-cell>
          <table:table-cell office:value-type="string" table:style-name="ce3">
            <text:p>/daɪ'næmɪk/ a. Syn. energetic</text:p>
          </table:table-cell>
          <table:table-cell office:value-type="string" table:style-name="ce4">
            <text:p>energetic; vigorously activ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cclesiastic</text:p>
          </table:table-cell>
          <table:table-cell office:value-type="string" table:style-name="ce3">
            <text:p>/ɪkli:zɪ'æstɪk/ a. </text:p>
          </table:table-cell>
          <table:table-cell office:value-type="string" table:style-name="ce4">
            <text:p>pertaining to church, specifically, to ministry or administration of church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dict</text:p>
          </table:table-cell>
          <table:table-cell office:value-type="string" table:style-name="ce3">
            <text:p>/'i:dɪkt/ n. </text:p>
          </table:table-cell>
          <table:table-cell office:value-type="string" table:style-name="ce4">
            <text:p>decree ,especially issued by a sovereign; official comman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dify</text:p>
          </table:table-cell>
          <table:table-cell office:value-type="string" table:style-name="ce3">
            <text:p>/'ɛdɪfaɪ/ v. Syn. instruct</text:p>
          </table:table-cell>
          <table:table-cell office:value-type="string" table:style-name="ce4">
            <text:p>instruct or correct, especially so as to encourage intellectual, moral, or spiritual improvemen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gregious</text:p>
          </table:table-cell>
          <table:table-cell office:value-type="string" table:style-name="ce3">
            <text:p>/ɪ'gri:dʒəs/ a. Syn. notorious</text:p>
          </table:table-cell>
          <table:table-cell office:value-type="string" table:style-name="ce4">
            <text:p>notorious; conspicuously bad or shockin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licit</text:p>
          </table:table-cell>
          <table:table-cell office:value-type="string" table:style-name="ce3">
            <text:p>/ɪ'lɪsɪt/ v. Syn. provoke</text:p>
          </table:table-cell>
          <table:table-cell office:value-type="string" table:style-name="ce4">
            <text:p>draw out; bring forth or to light; generate or provoke as response or answ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lucidate</text:p>
          </table:table-cell>
          <table:table-cell office:value-type="string" table:style-name="ce3">
            <text:p>/ɪ'lu:sɪdeɪt/ v. Syn. explain; enlighten</text:p>
          </table:table-cell>
          <table:table-cell office:value-type="string" table:style-name="ce4">
            <text:p>make clear or plain, especially by explanation; clarif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missary</text:p>
          </table:table-cell>
          <table:table-cell office:value-type="string" table:style-name="ce3">
            <text:p>/'ɛmɪsərɪ/ n. Syn. agent; messenger</text:p>
          </table:table-cell>
          <table:table-cell office:value-type="string" table:style-name="ce4">
            <text:p>agent sent on a mission to represent or advance the interests of anoth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gender</text:p>
          </table:table-cell>
          <table:table-cell office:value-type="string" table:style-name="ce3">
            <text:p>/ɪn'dʒɛndə(r)/ v. Syn. cause; produce</text:p>
          </table:table-cell>
          <table:table-cell office:value-type="string" table:style-name="ce4">
            <text:p>cause; bring into existence; give rise to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nui</text:p>
          </table:table-cell>
          <table:table-cell office:value-type="string" table:style-name="ce3">
            <text:p>/ɒn'wi:/ n. </text:p>
          </table:table-cell>
          <table:table-cell office:value-type="string" table:style-name="ce4">
            <text:p>feeling of being bored by something tediou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sue</text:p>
          </table:table-cell>
          <table:table-cell office:value-type="string" table:style-name="ce3">
            <text:p>/ɪn'sju:/;/ɪn'su:/ v. Syn. follow</text:p>
          </table:table-cell>
          <table:table-cell office:value-type="string" table:style-name="ce4">
            <text:p>pursue; follow or come afterward; follow as a consequenc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treat</text:p>
          </table:table-cell>
          <table:table-cell office:value-type="string" table:style-name="ce3">
            <text:p>/ɪn'tri:t/ v. Syn. plead</text:p>
          </table:table-cell>
          <table:table-cell office:value-type="string" table:style-name="ce4">
            <text:p>plead; make earnest request of; ask for earnestl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phemeral</text:p>
          </table:table-cell>
          <table:table-cell office:value-type="string" table:style-name="ce3">
            <text:p>/ɪ'fɛmərəl/ a. </text:p>
          </table:table-cell>
          <table:table-cell office:value-type="string" table:style-name="ce4">
            <text:p>short-lived; enduring a very short ti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pitaph</text:p>
          </table:table-cell>
          <table:table-cell office:value-type="string" table:style-name="ce3">
            <text:p>/'ɛpɪtɑrf/ n. </text:p>
          </table:table-cell>
          <table:table-cell office:value-type="string" table:style-name="ce4">
            <text:p>inscription on tombstone in memor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pithet</text:p>
          </table:table-cell>
          <table:table-cell office:value-type="string" table:style-name="ce3">
            <text:p>/'ɛpɪθɛt/ n. </text:p>
          </table:table-cell>
          <table:table-cell office:value-type="string" table:style-name="ce4">
            <text:p>word or phrase characteristically used to describe a person or thin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quable</text:p>
          </table:table-cell>
          <table:table-cell office:value-type="string" table:style-name="ce3">
            <text:p>/'ɛkwəb(ə)l/ a. Syn. tranquil; uniform</text:p>
          </table:table-cell>
          <table:table-cell office:value-type="string" table:style-name="ce4">
            <text:p>tranquil; not varying; uniform; not easily disturbe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quanimity</text:p>
          </table:table-cell>
          <table:table-cell office:value-type="string" table:style-name="ce3">
            <text:p>/i:kwə'nɪmɪtɪ/ n. </text:p>
          </table:table-cell>
          <table:table-cell office:value-type="string" table:style-name="ce4">
            <text:p>calmness of temperament; steadiness of mind under stress.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rratic</text:p>
          </table:table-cell>
          <table:table-cell office:value-type="string" table:style-name="ce3">
            <text:p>/ɪ'rætɪk/ a. Syn. odd; unpredictable</text:p>
          </table:table-cell>
          <table:table-cell office:value-type="string" table:style-name="ce4">
            <text:p>no fixed or regular course; wanderin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rudite</text:p>
          </table:table-cell>
          <table:table-cell office:value-type="string" table:style-name="ce3">
            <text:p>/'ɛru:daɪt/ a. Syn. learned; scholarly</text:p>
          </table:table-cell>
          <table:table-cell office:value-type="string" table:style-name="ce4">
            <text:p>learned; scholarly, with emphasis on knowledge gained from book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soteric</text:p>
          </table:table-cell>
          <table:table-cell office:value-type="string" table:style-name="ce3">
            <text:p>/i:soʊ'tɛrɪk/ a. Syn. mysterious</text:p>
          </table:table-cell>
          <table:table-cell office:value-type="string" table:style-name="ce4">
            <text:p>hard to understand; known only in a particular group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ceptionable</text:p>
          </table:table-cell>
          <table:table-cell office:value-type="string" table:style-name="ce3">
            <text:p>/ɪk'sɛpʃ(ə)nəb(ə)l/ a. </text:p>
          </table:table-cell>
          <table:table-cell office:value-type="string" table:style-name="ce4">
            <text:p>open or liable to objection or debate; liable to cause disapprova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culpate</text:p>
          </table:table-cell>
          <table:table-cell office:value-type="string" table:style-name="ce3">
            <text:p>/'ɛkskʌlpeɪt/ v. </text:p>
          </table:table-cell>
          <table:table-cell office:value-type="string" table:style-name="ce4">
            <text:p>pronounce not guilty of criminal charg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emplary</text:p>
          </table:table-cell>
          <table:table-cell office:value-type="string" table:style-name="ce3">
            <text:p>/ɪg'zɛmplərɪ/ a. Syn. modeled; ideal</text:p>
          </table:table-cell>
          <table:table-cell office:value-type="string" table:style-name="ce4">
            <text:p>serving as model; outstanding; typica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odus</text:p>
          </table:table-cell>
          <table:table-cell office:value-type="string" table:style-name="ce3">
            <text:p>/'ɛksədəs/ n. Syn. departure</text:p>
          </table:table-cell>
          <table:table-cell office:value-type="string" table:style-name="ce4">
            <text:p>departure of a large number of peopl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otic</text:p>
          </table:table-cell>
          <table:table-cell office:value-type="string" table:style-name="ce3">
            <text:p>/ɛg'zɒtɪk/ a. Syn. strange</text:p>
          </table:table-cell>
          <table:table-cell office:value-type="string" table:style-name="ce4">
            <text:p>from another part of the world; foreign; strikingly strange or unusua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atriate</text:p>
          </table:table-cell>
          <table:table-cell office:value-type="string" table:style-name="ce3">
            <text:p>/ɛks'pætrɪət/ n. Syn. exile</text:p>
          </table:table-cell>
          <table:table-cell office:value-type="string" table:style-name="ce4">
            <text:p>someone who has withdrawn from his native lan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edient</text:p>
          </table:table-cell>
          <table:table-cell office:value-type="string" table:style-name="ce3">
            <text:p>/ɪk'spi:dɪənt/ a. Syn. suitable</text:p>
          </table:table-cell>
          <table:table-cell office:value-type="string" table:style-name="ce4">
            <text:p>suitable; appropriate to a purpose; serving to promote your interes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loit</text:p>
          </table:table-cell>
          <table:table-cell office:value-type="string" table:style-name="ce3">
            <text:p>/ɛk'splɔɪt/ v. </text:p>
          </table:table-cell>
          <table:table-cell office:value-type="string" table:style-name="ce4">
            <text:p>make use of, sometimes unjustl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osition</text:p>
          </table:table-cell>
          <table:table-cell office:value-type="string" table:style-name="ce3">
            <text:p>/ɛkspə'zɪʃ(ə)n/ n. </text:p>
          </table:table-cell>
          <table:table-cell office:value-type="string" table:style-name="ce4">
            <text:p>exhibition; part of a play that provides the background information; opening section of a fug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ound</text:p>
          </table:table-cell>
          <table:table-cell office:value-type="string" table:style-name="ce3">
            <text:p>/ɪk'spaʊnd/ v. </text:p>
          </table:table-cell>
          <table:table-cell office:value-type="string" table:style-name="ce4">
            <text:p>explain or describe in detai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urgate</text:p>
          </table:table-cell>
          <table:table-cell office:value-type="string" table:style-name="ce3">
            <text:p>/'ɛkspəgeɪt/ v. Syn. clean</text:p>
          </table:table-cell>
          <table:table-cell office:value-type="string" table:style-name="ce4">
            <text:p>clean; remove offensive parts of book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tinct</text:p>
          </table:table-cell>
          <table:table-cell office:value-type="string" table:style-name="ce3">
            <text:p>/ɪk'stɪŋkt/ a. Syn. nonexistent; vanished; dead</text:p>
          </table:table-cell>
          <table:table-cell office:value-type="string" table:style-name="ce4">
            <text:p>no longer existing or living; vanished; dea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tirpate</text:p>
          </table:table-cell>
          <table:table-cell office:value-type="string" table:style-name="ce3">
            <text:p>/'ɛkstəpeɪt/ v. </text:p>
          </table:table-cell>
          <table:table-cell office:value-type="string" table:style-name="ce4">
            <text:p>root out; eradicate, literally or figuratively; destroy wholl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traneous</text:p>
          </table:table-cell>
          <table:table-cell office:value-type="string" table:style-name="ce3">
            <text:p>/ɛks'treɪnɪəs/ a. </text:p>
          </table:table-cell>
          <table:table-cell office:value-type="string" table:style-name="ce4">
            <text:p>not essential; coming from outsi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acade</text:p>
          </table:table-cell>
          <table:table-cell office:value-type="string" table:style-name="ce3">
            <text:p>/fə'sɑrd/ n. Syn. face; appearance</text:p>
          </table:table-cell>
          <table:table-cell office:value-type="string" table:style-name="ce4">
            <text:p>front of building; superficial or false appearanc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acetious</text:p>
          </table:table-cell>
          <table:table-cell office:value-type="string" table:style-name="ce3">
            <text:p>/fə'si:ʃəs/ a. Syn. humorous</text:p>
          </table:table-cell>
          <table:table-cell office:value-type="string" table:style-name="ce4">
            <text:p>joking ,often inappropriately; humorou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allacious</text:p>
          </table:table-cell>
          <table:table-cell office:value-type="string" table:style-name="ce3">
            <text:p>/fə'leɪʃəs/ a. Syn. false; deceptive</text:p>
          </table:table-cell>
          <table:table-cell office:value-type="string" table:style-name="ce4">
            <text:p>false; tending to mislead; deceptiv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allacy</text:p>
          </table:table-cell>
          <table:table-cell office:value-type="string" table:style-name="ce3">
            <text:p>/'fæləsɪ/ n. </text:p>
          </table:table-cell>
          <table:table-cell office:value-type="string" table:style-name="ce4">
            <text:p>deceptive or false appearance; false notion; decep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allible</text:p>
          </table:table-cell>
          <table:table-cell office:value-type="string" table:style-name="ce3">
            <text:p>/'fæləb(ə)l/ a. </text:p>
          </table:table-cell>
          <table:table-cell office:value-type="string" table:style-name="ce4">
            <text:p>likely to fail or be inaccurat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athom</text:p>
          </table:table-cell>
          <table:table-cell office:value-type="string" table:style-name="ce3">
            <text:p>/'fæð(ə)m/ v. </text:p>
          </table:table-cell>
          <table:table-cell office:value-type="string" table:style-name="ce4">
            <text:p>measure the depth; come to understan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atuous</text:p>
          </table:table-cell>
          <table:table-cell office:value-type="string" table:style-name="ce3">
            <text:p>/'fætjʊəs/ a. Syn. foolish</text:p>
          </table:table-cell>
          <table:table-cell office:value-type="string" table:style-name="ce4">
            <text:p>foolish or silly, especially in self-satisfied wa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easible</text:p>
          </table:table-cell>
          <table:table-cell office:value-type="string" table:style-name="ce3">
            <text:p>/'fi:zɪb(ə)l/ a. Syn. practical; possible; suitable</text:p>
          </table:table-cell>
          <table:table-cell office:value-type="string" table:style-name="ce4">
            <text:p>capable of being accomplished or brought abou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eign</text:p>
          </table:table-cell>
          <table:table-cell office:value-type="string" table:style-name="ce3">
            <text:p>/feɪn/ v. Syn. pretend; disguise; conceal</text:p>
          </table:table-cell>
          <table:table-cell office:value-type="string" table:style-name="ce4">
            <text:p>make false appearance of; disguise; conceal; invent or imagin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eint</text:p>
          </table:table-cell>
          <table:table-cell office:value-type="string" table:style-name="ce3">
            <text:p>/feɪnt/ n. Syn. trick</text:p>
          </table:table-cell>
          <table:table-cell office:value-type="string" table:style-name="ce4">
            <text:p>trick; any distracting or deceptive maneu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elicitous</text:p>
          </table:table-cell>
          <table:table-cell office:value-type="string" table:style-name="ce3">
            <text:p>/fə'lɪsɪtəs/ a. Syn. apt</text:p>
          </table:table-cell>
          <table:table-cell office:value-type="string" table:style-name="ce4">
            <text:p>apt; suitably expressed; well chose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elicity</text:p>
          </table:table-cell>
          <table:table-cell office:value-type="string" table:style-name="ce3">
            <text:p>/fə'lɪsɪtɪ/ n. Syn. happiness</text:p>
          </table:table-cell>
          <table:table-cell office:value-type="string" table:style-name="ce4">
            <text:p>great happiness; pleasing and appropriate manner or styl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ervid</text:p>
          </table:table-cell>
          <table:table-cell office:value-type="string" table:style-name="ce3">
            <text:p>/'fɜrvɪd/ a. </text:p>
          </table:table-cell>
          <table:table-cell office:value-type="string" table:style-name="ce4">
            <text:p>extremely hot; eager; impassioned; burnin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etish</text:p>
          </table:table-cell>
          <table:table-cell office:value-type="string" table:style-name="ce3">
            <text:p>/'fɛtɪʃ/ n. </text:p>
          </table:table-cell>
          <table:table-cell office:value-type="string" table:style-name="ce4">
            <text:p>a charm superstitiously believed to embody magical powers; excessive or irrational devotion to some activit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iasco</text:p>
          </table:table-cell>
          <table:table-cell office:value-type="string" table:style-name="ce3">
            <text:p>/fɪ'æskoʊ/ n. </text:p>
          </table:table-cell>
          <table:table-cell office:value-type="string" table:style-name="ce4">
            <text:p>complete failure; sudden and violent collaps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ictitious</text:p>
          </table:table-cell>
          <table:table-cell office:value-type="string" table:style-name="ce3">
            <text:p>/fɪk'tɪʃəs/ a. Syn. imaginary</text:p>
          </table:table-cell>
          <table:table-cell office:value-type="string" table:style-name="ce4">
            <text:p>existing only in imagination; feigned; not true or rea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laccid</text:p>
          </table:table-cell>
          <table:table-cell office:value-type="string" table:style-name="ce3">
            <text:p>/'flæsɪd/ a. </text:p>
          </table:table-cell>
          <table:table-cell office:value-type="string" table:style-name="ce4">
            <text:p>acting in strength, firmness, or resilienc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lagrant</text:p>
          </table:table-cell>
          <table:table-cell office:value-type="string" table:style-name="ce3">
            <text:p>/'fleɪgrənt/ a. </text:p>
          </table:table-cell>
          <table:table-cell office:value-type="string" table:style-name="ce4">
            <text:p>obvious and offensive, blatant, scandalous; flaming into notic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lamboyant</text:p>
          </table:table-cell>
          <table:table-cell office:value-type="string" table:style-name="ce3">
            <text:p>/flæm'bɔɪənt/ a. Syn. showy; ostentatious</text:p>
          </table:table-cell>
          <table:table-cell office:value-type="string" table:style-name="ce4">
            <text:p>elaborately or excessively ornamente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launt</text:p>
          </table:table-cell>
          <table:table-cell office:value-type="string" table:style-name="ce3">
            <text:p>/flɔ:nt/ v. </text:p>
          </table:table-cell>
          <table:table-cell office:value-type="string" table:style-name="ce4">
            <text:p>display proudly or shamelessly; show oneself off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leeting</text:p>
          </table:table-cell>
          <table:table-cell office:value-type="string" table:style-name="ce3">
            <text:p>/'fli:tɪŋ/ a. Syn. ephemeral</text:p>
          </table:table-cell>
          <table:table-cell office:value-type="string" table:style-name="ce4">
            <text:p>transient; brief; temporary; passing quickl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luctuate</text:p>
          </table:table-cell>
          <table:table-cell office:value-type="string" table:style-name="ce3">
            <text:p>/'flʌktjʊeɪt/ v. Syn. waver; shift</text:p>
          </table:table-cell>
          <table:table-cell office:value-type="string" table:style-name="ce4">
            <text:p>rise and fall in or as if in waves; shift; vary irregularl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orbearance</text:p>
          </table:table-cell>
          <table:table-cell office:value-type="string" table:style-name="ce3">
            <text:p>/fɔ:'bɛərəns/ n. Syn. patience</text:p>
          </table:table-cell>
          <table:table-cell office:value-type="string" table:style-name="ce4">
            <text:p>patience; restraint of passions; act of forbearing or waitin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orensic</text:p>
          </table:table-cell>
          <table:table-cell office:value-type="string" table:style-name="ce3">
            <text:p>/fə'rɛnzɪk/;/fə'rɛnzɪk/ a. </text:p>
          </table:table-cell>
          <table:table-cell office:value-type="string" table:style-name="ce4">
            <text:p>relating to use of technology in investigation and establishment of facts or evidence in court by law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ortuitous</text:p>
          </table:table-cell>
          <table:table-cell office:value-type="string" table:style-name="ce3">
            <text:p>/fɔ:'tju:ɪtəs/;/-'tu:-/ a. Syn. accidental; random</text:p>
          </table:table-cell>
          <table:table-cell office:value-type="string" table:style-name="ce4">
            <text:p>accidental; by chance; coming or occurring without any caus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racas</text:p>
          </table:table-cell>
          <table:table-cell office:value-type="string" table:style-name="ce3">
            <text:p>/'frækɑr/ n. Syn. disturbance</text:p>
          </table:table-cell>
          <table:table-cell office:value-type="string" table:style-name="ce4">
            <text:p>noisy, disorderly fight or quarrel; disturbanc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rustrate</text:p>
          </table:table-cell>
          <table:table-cell office:value-type="string" table:style-name="ce3">
            <text:p>/frʌ'streɪt/;/'frʌstrɛt/ v. Syn. thwart; defeat</text:p>
          </table:table-cell>
          <table:table-cell office:value-type="string" table:style-name="ce4">
            <text:p>make null; bring to nothing; prevent from taking effect or attaining fulfillmen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ulsome</text:p>
          </table:table-cell>
          <table:table-cell office:value-type="string" table:style-name="ce3">
            <text:p>/'fʊlsəm/ a. </text:p>
          </table:table-cell>
          <table:table-cell office:value-type="string" table:style-name="ce4">
            <text:p>offensively flattering or insincere; offensive; disgustin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arnish</text:p>
          </table:table-cell>
          <table:table-cell office:value-type="string" table:style-name="ce3">
            <text:p>/'gɑrnɪʃ/ v. Syn. decorate</text:p>
          </table:table-cell>
          <table:table-cell office:value-type="string" table:style-name="ce4">
            <text:p>decorate with ornamental appendag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enealogy</text:p>
          </table:table-cell>
          <table:table-cell office:value-type="string" table:style-name="ce3">
            <text:p>/dʒi:nɪ'ælədʒɪ/ n. Syn. lineage</text:p>
          </table:table-cell>
          <table:table-cell office:value-type="string" table:style-name="ce4">
            <text:p>account or history of descent of person or family from ancestor; linea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enesis</text:p>
          </table:table-cell>
          <table:table-cell office:value-type="string" table:style-name="ce3">
            <text:p>/'dʒɛnɪsɪs/ n. Syn. origin</text:p>
          </table:table-cell>
          <table:table-cell office:value-type="string" table:style-name="ce4">
            <text:p>coming into being of something; origi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hastly</text:p>
          </table:table-cell>
          <table:table-cell office:value-type="string" table:style-name="ce3">
            <text:p>/'gɑrstlɪ/;/'gæstlɪ/ a. Syn. horrible</text:p>
          </table:table-cell>
          <table:table-cell office:value-type="string" table:style-name="ce4">
            <text:p>horrible; inspiring shock; extremely unpleasant or ba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ibe</text:p>
          </table:table-cell>
          <table:table-cell office:value-type="string" table:style-name="ce3">
            <text:p>/dʒaɪb/ v. Syn. mock</text:p>
          </table:table-cell>
          <table:table-cell office:value-type="string" table:style-name="ce4">
            <text:p>mock; laugh at with contempt and deris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lib</text:p>
          </table:table-cell>
          <table:table-cell office:value-type="string" table:style-name="ce3">
            <text:p>/glɪb/ a. Syn. fluent</text:p>
          </table:table-cell>
          <table:table-cell office:value-type="string" table:style-name="ce4">
            <text:p>performed with a natural or offhand eas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lut</text:p>
          </table:table-cell>
          <table:table-cell office:value-type="string" table:style-name="ce3">
            <text:p>/glʌt/ v. Syn. overstock</text:p>
          </table:table-cell>
          <table:table-cell office:value-type="string" table:style-name="ce4">
            <text:p>fill beyond capacity, especially with food; swallow greedll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lutton</text:p>
          </table:table-cell>
          <table:table-cell office:value-type="string" table:style-name="ce3">
            <text:p>/'glʌt(ə)n/ n. </text:p>
          </table:table-cell>
          <table:table-cell office:value-type="string" table:style-name="ce4">
            <text:p>person who eats too much food and drink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ossamer</text:p>
          </table:table-cell>
          <table:table-cell office:value-type="string" table:style-name="ce3">
            <text:p>/'gɒsəmə(r)/ a. </text:p>
          </table:table-cell>
          <table:table-cell office:value-type="string" table:style-name="ce4">
            <text:p>sheer, light, delicate, or tenuou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regarious</text:p>
          </table:table-cell>
          <table:table-cell office:value-type="string" table:style-name="ce3">
            <text:p>/grɪ'gɛərɪəs/ a. Syn. sociable</text:p>
          </table:table-cell>
          <table:table-cell office:value-type="string" table:style-name="ce4">
            <text:p>sociable; seeking and enjoying the company of other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rimace</text:p>
          </table:table-cell>
          <table:table-cell office:value-type="string" table:style-name="ce3">
            <text:p>/grɪ'meɪs/;/'grɪməs/ n. </text:p>
          </table:table-cell>
          <table:table-cell office:value-type="string" table:style-name="ce4">
            <text:p>facial distortion to show feeling such as pain, disgus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ail</text:p>
          </table:table-cell>
          <table:table-cell office:value-type="string" table:style-name="ce3">
            <text:p>/heɪl/ n. </text:p>
          </table:table-cell>
          <table:table-cell office:value-type="string" table:style-name="ce4">
            <text:p>call for; salute; greet; praise vociferousl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arangue</text:p>
          </table:table-cell>
          <table:table-cell office:value-type="string" table:style-name="ce3">
            <text:p>/hə'ræŋ/ n. </text:p>
          </table:table-cell>
          <table:table-cell office:value-type="string" table:style-name="ce4">
            <text:p>noisy speech; speech or piece of writing with strong feeling or express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arbinger</text:p>
          </table:table-cell>
          <table:table-cell office:value-type="string" table:style-name="ce3">
            <text:p>/'hɑrbɪndʒə(r)/ n. Syn. forerunner</text:p>
          </table:table-cell>
          <table:table-cell office:value-type="string" table:style-name="ce4">
            <text:p>forerunner; an indication of approach of something or someon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aughty</text:p>
          </table:table-cell>
          <table:table-cell office:value-type="string" table:style-name="ce3">
            <text:p>/'hɔ:tɪ/ a. </text:p>
          </table:table-cell>
          <table:table-cell office:value-type="string" table:style-name="ce4">
            <text:p>high; lofty; bold; arrogant; overbearin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eedless</text:p>
          </table:table-cell>
          <table:table-cell office:value-type="string" table:style-name="ce3">
            <text:p>/'hi:dlɪs/ a. Syn. disregarding</text:p>
          </table:table-cell>
          <table:table-cell office:value-type="string" table:style-name="ce4">
            <text:p>unaware, without noticing; unmindful or thoughtles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einous</text:p>
          </table:table-cell>
          <table:table-cell office:value-type="string" table:style-name="ce3">
            <text:p>/'heɪnəs/ a. Syn. wicked; atrocious; flagitious</text:p>
          </table:table-cell>
          <table:table-cell office:value-type="string" table:style-name="ce4">
            <text:p>grossly wicked; abominable; hateful; infamou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eresy</text:p>
          </table:table-cell>
          <table:table-cell office:value-type="string" table:style-name="ce3">
            <text:p>/'hɛrɪsɪ/ n. </text:p>
          </table:table-cell>
          <table:table-cell office:value-type="string" table:style-name="ce4">
            <text:p>opinion contrary to popular belief; opinion contrary to accepted relig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iatus</text:p>
          </table:table-cell>
          <table:table-cell office:value-type="string" table:style-name="ce3">
            <text:p>/haɪ'eɪtəs/ n. Syn. gap; pause</text:p>
          </table:table-cell>
          <table:table-cell office:value-type="string" table:style-name="ce4">
            <text:p>gap; interruption in duration or continuity; paus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istrionic</text:p>
          </table:table-cell>
          <table:table-cell office:value-type="string" table:style-name="ce3">
            <text:p>/hɪstrɪ'ɒnɪk/ a. </text:p>
          </table:table-cell>
          <table:table-cell office:value-type="string" table:style-name="ce4">
            <text:p>characteristic of acting or stage performanc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oax</text:p>
          </table:table-cell>
          <table:table-cell office:value-type="string" table:style-name="ce3">
            <text:p>/hoʊks/ n. Syn. trick</text:p>
          </table:table-cell>
          <table:table-cell office:value-type="string" table:style-name="ce4">
            <text:p>act intended to deceive or trick; practical jok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yperbole</text:p>
          </table:table-cell>
          <table:table-cell office:value-type="string" table:style-name="ce3">
            <text:p>/haɪ'pɜrbəlɪ/ n. Syn. exaggeration; overstatement</text:p>
          </table:table-cell>
          <table:table-cell office:value-type="string" table:style-name="ce4">
            <text:p>figure of speech in which exaggeration is used for emphasis; overstatemen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diosyncrasy</text:p>
          </table:table-cell>
          <table:table-cell office:value-type="string" table:style-name="ce3">
            <text:p>/ɪdɪə'sɪŋkrəsɪ/ n. </text:p>
          </table:table-cell>
          <table:table-cell office:value-type="string" table:style-name="ce4">
            <text:p>behavioral attribute that is distinctive and peculiar to an individua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gnominy</text:p>
          </table:table-cell>
          <table:table-cell office:value-type="string" table:style-name="ce3">
            <text:p>/'ɪgnəmɪnɪ/ n. </text:p>
          </table:table-cell>
          <table:table-cell office:value-type="string" table:style-name="ce4">
            <text:p>deep disgrace; shame or dishono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mmaculate</text:p>
          </table:table-cell>
          <table:table-cell office:value-type="string" table:style-name="ce3">
            <text:p>/ɪ'mækjʊlət/ a. Syn. spotless; flawless</text:p>
          </table:table-cell>
          <table:table-cell office:value-type="string" table:style-name="ce4">
            <text:p>spotless; flawless; absolutely clea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mminent</text:p>
          </table:table-cell>
          <table:table-cell office:value-type="string" table:style-name="ce3">
            <text:p>/'ɪmɪnənt/ a. Syn. impending</text:p>
          </table:table-cell>
          <table:table-cell office:value-type="string" table:style-name="ce4">
            <text:p>near at hand; close in time; about to occu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mmune</text:p>
          </table:table-cell>
          <table:table-cell office:value-type="string" table:style-name="ce3">
            <text:p>/ɪ'mju:n/ a. Syn. exempt; resistant</text:p>
          </table:table-cell>
          <table:table-cell office:value-type="string" table:style-name="ce4">
            <text:p>resistant to; free or exempt from; not subject to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mpale</text:p>
          </table:table-cell>
          <table:table-cell office:value-type="string" table:style-name="ce3">
            <text:p>/ɪm'peɪl/ v. Syn. pierce</text:p>
          </table:table-cell>
          <table:table-cell office:value-type="string" table:style-name="ce4">
            <text:p>pierce; kill by piercing with a spear or sharp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mpeach</text:p>
          </table:table-cell>
          <table:table-cell office:value-type="string" table:style-name="ce3">
            <text:p>/ɪm'pi:tʃ/ v. Syn. indict; hinder</text:p>
          </table:table-cell>
          <table:table-cell office:value-type="string" table:style-name="ce4">
            <text:p>charge with crime; challenge or discredit the credibility of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mpeccable</text:p>
          </table:table-cell>
          <table:table-cell office:value-type="string" table:style-name="ce3">
            <text:p>/ɪm'pɛkəb(ə)l/ a. Syn. faultless; perfect</text:p>
          </table:table-cell>
          <table:table-cell office:value-type="string" table:style-name="ce4">
            <text:p>faultless; incapable of sin or wrongdoin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mpervious</text:p>
          </table:table-cell>
          <table:table-cell office:value-type="string" table:style-name="ce3">
            <text:p>/ɪm'pɜrvɪəs/ a. Syn. impenetrable</text:p>
          </table:table-cell>
          <table:table-cell office:value-type="string" table:style-name="ce4">
            <text:p>impenetrable; incapable of being damaged or distresse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mplacable</text:p>
          </table:table-cell>
          <table:table-cell office:value-type="string" table:style-name="ce3">
            <text:p>/ɪm'plækəb(ə)l/ a. </text:p>
          </table:table-cell>
          <table:table-cell office:value-type="string" table:style-name="ce4">
            <text:p>incapable of being pacified; not to be relieved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mplicit</text:p>
          </table:table-cell>
          <table:table-cell office:value-type="string" table:style-name="ce3">
            <text:p>/ɪm'plɪsɪt/ a. Syn. implied; suggested</text:p>
          </table:table-cell>
          <table:table-cell office:value-type="string" table:style-name="ce4">
            <text:p>implied or understood though not directly expresse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mport</text:p>
          </table:table-cell>
          <table:table-cell office:value-type="string" table:style-name="ce3">
            <text:p>/ɪm'pɔ:t/ v. </text:p>
          </table:table-cell>
          <table:table-cell office:value-type="string" table:style-name="ce4">
            <text:p>bring in from another countr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mpostor</text:p>
          </table:table-cell>
          <table:table-cell office:value-type="string" table:style-name="ce3">
            <text:p>/ɪm'pɒstə(r)/ n. </text:p>
          </table:table-cell>
          <table:table-cell office:value-type="string" table:style-name="ce4">
            <text:p>someone who assumes a false identit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mprecation</text:p>
          </table:table-cell>
          <table:table-cell office:value-type="string" table:style-name="ce3">
            <text:p>/ɪmprɔ'keɪʃ(ə)n/ n. Syn. curse</text:p>
          </table:table-cell>
          <table:table-cell office:value-type="string" table:style-name="ce4">
            <text:p>curse; act of calling down a curse that invokes evi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mpregnable</text:p>
          </table:table-cell>
          <table:table-cell office:value-type="string" table:style-name="ce3">
            <text:p>/ɪm'prɛgnəb(ə)l/ a. Syn. invulnerable</text:p>
          </table:table-cell>
          <table:table-cell office:value-type="string" table:style-name="ce4">
            <text:p>invulnerable; able to withstand attack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mpropriety</text:p>
          </table:table-cell>
          <table:table-cell office:value-type="string" table:style-name="ce3">
            <text:p>/ɪmprə'praɪətɪ/ n. Syn. improperness</text:p>
          </table:table-cell>
          <table:table-cell office:value-type="string" table:style-name="ce4">
            <text:p>improper act; improper or unacceptable usage in speech or writin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mprovident</text:p>
          </table:table-cell>
          <table:table-cell office:value-type="string" table:style-name="ce3">
            <text:p>/ɪm'prɒvɪdənt/ a. Syn. thriftless</text:p>
          </table:table-cell>
          <table:table-cell office:value-type="string" table:style-name="ce4">
            <text:p>thriftless; not providing for future; incautiou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mpugn</text:p>
          </table:table-cell>
          <table:table-cell office:value-type="string" table:style-name="ce3">
            <text:p>/ɪm'pju:n/ v. Syn. challenge</text:p>
          </table:table-cell>
          <table:table-cell office:value-type="string" table:style-name="ce4">
            <text:p>dispute or contradict, often in insulting way; challe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carcerate</text:p>
          </table:table-cell>
          <table:table-cell office:value-type="string" table:style-name="ce3">
            <text:p>/ɪn'kɑrsəreɪt/ v. Syn. imprison</text:p>
          </table:table-cell>
          <table:table-cell office:value-type="string" table:style-name="ce4">
            <text:p>imprison; put into jail; shut up or inclos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cisive</text:p>
          </table:table-cell>
          <table:table-cell office:value-type="string" table:style-name="ce3">
            <text:p>/ɪn'saɪsɪv/ a. Syn. cutting; sharp</text:p>
          </table:table-cell>
          <table:table-cell office:value-type="string" table:style-name="ce4">
            <text:p>penetrating, clear, and sharp, as in operation or express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cognito</text:p>
          </table:table-cell>
          <table:table-cell office:value-type="string" table:style-name="ce3">
            <text:p>/ɪnkɒg'ni:toʊ/;/ɪn'kɒgnətoʊ/ a. </text:p>
          </table:table-cell>
          <table:table-cell office:value-type="string" table:style-name="ce4">
            <text:p>with one's identity disguised or concealed; in disguise; in an assumed character, or under an assumed titl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controvertible</text:p>
          </table:table-cell>
          <table:table-cell office:value-type="string" table:style-name="ce3">
            <text:p>/ɪnkɒntrə'vɜrtɪb(ə)l/ a. Syn. indisputable</text:p>
          </table:table-cell>
          <table:table-cell office:value-type="string" table:style-name="ce4">
            <text:p>indisputable; not open to ques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crement</text:p>
          </table:table-cell>
          <table:table-cell office:value-type="string" table:style-name="ce3">
            <text:p>/'ɪnkrɪmənt/ n. Syn. increase</text:p>
          </table:table-cell>
          <table:table-cell office:value-type="string" table:style-name="ce4">
            <text:p>process of increasing in number, size, quantity, or exten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cumbent</text:p>
          </table:table-cell>
          <table:table-cell office:value-type="string" table:style-name="ce3">
            <text:p>/ɪn'kʌmbənt/ a. Syn. obligatory</text:p>
          </table:table-cell>
          <table:table-cell office:value-type="string" table:style-name="ce4">
            <text:p>imposed as an obligation or duty; currently holding an offic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defatigable</text:p>
          </table:table-cell>
          <table:table-cell office:value-type="string" table:style-name="ce3">
            <text:p>/ɪndɪ'fætɪgəb(ə)l/ a. Syn. tireless</text:p>
          </table:table-cell>
          <table:table-cell office:value-type="string" table:style-name="ce4">
            <text:p>tireless; showing sustained enthusiastic ac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digenous</text:p>
          </table:table-cell>
          <table:table-cell office:value-type="string" table:style-name="ce3">
            <text:p>/ɪn'dɪdʒɪnəs/ a. Syn. native; original</text:p>
          </table:table-cell>
          <table:table-cell office:value-type="string" table:style-name="ce4">
            <text:p>native; originating where it is foun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domitable</text:p>
          </table:table-cell>
          <table:table-cell office:value-type="string" table:style-name="ce3">
            <text:p>/ɪn'dɒmɪtəb(ə)l/ a. Syn. unconquerable; invincible</text:p>
          </table:table-cell>
          <table:table-cell office:value-type="string" table:style-name="ce4">
            <text:p>unconquerable; incapable of being overco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ference</text:p>
          </table:table-cell>
          <table:table-cell office:value-type="string" table:style-name="ce3">
            <text:p>/'ɪnfərəns/ n. </text:p>
          </table:table-cell>
          <table:table-cell office:value-type="string" table:style-name="ce4">
            <text:p>inferring by deduction or induction; truth or proposition drawn from another which is admitted or supposed to be true; conclusion; deduc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genious</text:p>
          </table:table-cell>
          <table:table-cell office:value-type="string" table:style-name="ce3">
            <text:p>/ɪn'dʒi:nɪəs/ a. Syn. clever; resourceful</text:p>
          </table:table-cell>
          <table:table-cell office:value-type="string" table:style-name="ce4">
            <text:p>clever; having inventive or cunning min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genuous</text:p>
          </table:table-cell>
          <table:table-cell office:value-type="string" table:style-name="ce3">
            <text:p>/ɪn'dʒɛnjʊəs/ a. Syn. young; unsophisticated</text:p>
          </table:table-cell>
          <table:table-cell office:value-type="string" table:style-name="ce4">
            <text:p>naive and trusting; young; unsophisticate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gratiate</text:p>
          </table:table-cell>
          <table:table-cell office:value-type="string" table:style-name="ce3">
            <text:p>/ɪn'greɪʃɪeɪt/ v. </text:p>
          </table:table-cell>
          <table:table-cell office:value-type="string" table:style-name="ce4">
            <text:p>become popular with; make agreeable or acceptabl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hibit</text:p>
          </table:table-cell>
          <table:table-cell office:value-type="string" table:style-name="ce3">
            <text:p>/ɪn'hɪbɪt/ v. Syn. restrain; prevent</text:p>
          </table:table-cell>
          <table:table-cell office:value-type="string" table:style-name="ce4">
            <text:p>restrain; prevent or forbid; hold back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nocuous</text:p>
          </table:table-cell>
          <table:table-cell office:value-type="string" table:style-name="ce3">
            <text:p>/ɪ'nɒkjʊəs/ a. Syn. harmless</text:p>
          </table:table-cell>
          <table:table-cell office:value-type="string" table:style-name="ce4">
            <text:p>having no adverse effect; harmles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nuendo</text:p>
          </table:table-cell>
          <table:table-cell office:value-type="string" table:style-name="ce3">
            <text:p>/ɪnju:'ɛndoʊ/ n. Syn. hint; implication</text:p>
          </table:table-cell>
          <table:table-cell office:value-type="string" table:style-name="ce4">
            <text:p>hint; indirect implication , usually maliciou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ordinate</text:p>
          </table:table-cell>
          <table:table-cell office:value-type="string" table:style-name="ce3">
            <text:p>/ɪ'nɔ:dɪnət/ a. Syn. unrestrained; excessive</text:p>
          </table:table-cell>
          <table:table-cell office:value-type="string" table:style-name="ce4">
            <text:p>exceeding reasonable limits; excessive; not regulated; disorderl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atiable</text:p>
          </table:table-cell>
          <table:table-cell office:value-type="string" table:style-name="ce3">
            <text:p>/ɪn'seɪʃəb(ə)l/ a. Syn. unquenchable; greedy</text:p>
          </table:table-cell>
          <table:table-cell office:value-type="string" table:style-name="ce4">
            <text:p>not easily satisfied; impossible to satiate or satisfy; greed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crutable</text:p>
          </table:table-cell>
          <table:table-cell office:value-type="string" table:style-name="ce3">
            <text:p>/ɪn'skru:təb(ə)l/ a. Syn. impenetrable; mysterious</text:p>
          </table:table-cell>
          <table:table-cell office:value-type="string" table:style-name="ce4">
            <text:p>impenetrable; not readily understood; mysteriou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idious</text:p>
          </table:table-cell>
          <table:table-cell office:value-type="string" table:style-name="ce3">
            <text:p>/ɪn'sɪdɪəs/ a. Syn. treacherous; stealthy; sly</text:p>
          </table:table-cell>
          <table:table-cell office:value-type="string" table:style-name="ce4">
            <text:p>spreading harmfully in a subtle manner; designed or adapted to entrap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tigate</text:p>
          </table:table-cell>
          <table:table-cell office:value-type="string" table:style-name="ce3">
            <text:p>/'ɪnstɪgeɪt/ v. Syn. urge; incite; provoke</text:p>
          </table:table-cell>
          <table:table-cell office:value-type="string" table:style-name="ce4">
            <text:p>goad or urge forward; provoke; incit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tegrity</text:p>
          </table:table-cell>
          <table:table-cell office:value-type="string" table:style-name="ce3">
            <text:p>/ɪn'tɛgrɪtɪ/ n. Syn. uprightness; wholeness</text:p>
          </table:table-cell>
          <table:table-cell office:value-type="string" table:style-name="ce4">
            <text:p>quality or condition of being whole or undivided; completenes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vective</text:p>
          </table:table-cell>
          <table:table-cell office:value-type="string" table:style-name="ce3">
            <text:p>/ɪn'vɛktɪv/ n. Syn. abuse</text:p>
          </table:table-cell>
          <table:table-cell office:value-type="string" table:style-name="ce4">
            <text:p>abusive language used to express blame or ill wil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rascible</text:p>
          </table:table-cell>
          <table:table-cell office:value-type="string" table:style-name="ce3">
            <text:p>/ɪ'ræsɪb(ə)l/ a. Syn. irritable</text:p>
          </table:table-cell>
          <table:table-cell office:value-type="string" table:style-name="ce4">
            <text:p>irritable; easily angered; excited by or arising from ang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re</text:p>
          </table:table-cell>
          <table:table-cell office:value-type="string" table:style-name="ce3">
            <text:p>/'aɪə(r)/ n. Syn. anger; irritate</text:p>
          </table:table-cell>
          <table:table-cell office:value-type="string" table:style-name="ce4">
            <text:p>anger; wrath; keen resentment; irritat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rksome</text:p>
          </table:table-cell>
          <table:table-cell office:value-type="string" table:style-name="ce3">
            <text:p>/'ɜrksəm/ a. Syn. annoying; tedious</text:p>
          </table:table-cell>
          <table:table-cell office:value-type="string" table:style-name="ce4">
            <text:p>causing annoyance, weariness, or vexation; tediou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tinerant</text:p>
          </table:table-cell>
          <table:table-cell office:value-type="string" table:style-name="ce3">
            <text:p>/aɪ'tɪnərənt/ a. Syn. wandering; traveling</text:p>
          </table:table-cell>
          <table:table-cell office:value-type="string" table:style-name="ce4">
            <text:p>wandering; traveling place to place, especially to perform work or dut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argon</text:p>
          </table:table-cell>
          <table:table-cell office:value-type="string" table:style-name="ce3">
            <text:p>/'dʒɑrgən/ n. Syn. gibberish</text:p>
          </table:table-cell>
          <table:table-cell office:value-type="string" table:style-name="ce4">
            <text:p>language used by a special group; technical terminology; nonsensical or meaningless talk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aunty</text:p>
          </table:table-cell>
          <table:table-cell office:value-type="string" table:style-name="ce3">
            <text:p>/'dʒɔ:ntɪ/ a. Syn. lighthearted; animated</text:p>
          </table:table-cell>
          <table:table-cell office:value-type="string" table:style-name="ce4">
            <text:p>gay in manner, appearance, or action; easy and carefre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eopardy</text:p>
          </table:table-cell>
          <table:table-cell office:value-type="string" table:style-name="ce3">
            <text:p>/'dʒɛpədɪ/ n. </text:p>
          </table:table-cell>
          <table:table-cell office:value-type="string" table:style-name="ce4">
            <text:p>exposure to death, loss, or injury; hazard; risk of loss or injur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ettison</text:p>
          </table:table-cell>
          <table:table-cell office:value-type="string" table:style-name="ce3">
            <text:p>/'dʒɛtɪs(ə)n/ v. </text:p>
          </table:table-cell>
          <table:table-cell office:value-type="string" table:style-name="ce4">
            <text:p>throw overboard; eject from boat, submarine, aircraft, or spaceship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udicious</text:p>
          </table:table-cell>
          <table:table-cell office:value-type="string" table:style-name="ce3">
            <text:p>/dʒu:'dɪʃəs/ a. Syn. wise; prudent</text:p>
          </table:table-cell>
          <table:table-cell office:value-type="string" table:style-name="ce4">
            <text:p>exhibiting good judgment or sound thinking; pruden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en</text:p>
          </table:table-cell>
          <table:table-cell office:value-type="string" table:style-name="ce3">
            <text:p>/kɛn/ n. Syn. understanding; knowledge; scope</text:p>
          </table:table-cell>
          <table:table-cell office:value-type="string" table:style-name="ce4">
            <text:p>understanding; knowledge; range of vis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abyrinth</text:p>
          </table:table-cell>
          <table:table-cell office:value-type="string" table:style-name="ce3">
            <text:p>/'læbərɪnθ/ n. Syn. maze</text:p>
          </table:table-cell>
          <table:table-cell office:value-type="string" table:style-name="ce4">
            <text:p>maze; complex structure of interconnecting passag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achrymose</text:p>
          </table:table-cell>
          <table:table-cell office:value-type="string" table:style-name="ce3">
            <text:p>/'lækrɪmoʊs/ a. </text:p>
          </table:table-cell>
          <table:table-cell office:value-type="string" table:style-name="ce4">
            <text:p>weeping or inclined to weep; tearful; showing sorrow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aconic</text:p>
          </table:table-cell>
          <table:table-cell office:value-type="string" table:style-name="ce3">
            <text:p>/lə'kɒnɪk/ a. Syn. concise</text:p>
          </table:table-cell>
          <table:table-cell office:value-type="string" table:style-name="ce4">
            <text:p>brief; effectively cut short; marked by use of few word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arceny</text:p>
          </table:table-cell>
          <table:table-cell office:value-type="string" table:style-name="ce3">
            <text:p>/'lɑrsənɪ/ n. Syn. theft</text:p>
          </table:table-cell>
          <table:table-cell office:value-type="string" table:style-name="ce4">
            <text:p>unlawful taking and removing of another's personal property; thef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atent</text:p>
          </table:table-cell>
          <table:table-cell office:value-type="string" table:style-name="ce3">
            <text:p>/'leɪtənt/ a. Syn. dormant; hidden</text:p>
          </table:table-cell>
          <table:table-cell office:value-type="string" table:style-name="ce4">
            <text:p>present or potential but not evident or active; dormant; hidde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avish</text:p>
          </table:table-cell>
          <table:table-cell office:value-type="string" table:style-name="ce3">
            <text:p>/'lævɪʃ/ a. Syn. liberal; profuse</text:p>
          </table:table-cell>
          <table:table-cell office:value-type="string" table:style-name="ce4">
            <text:p>liberal; wasteful; excessive spendin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ethal</text:p>
          </table:table-cell>
          <table:table-cell office:value-type="string" table:style-name="ce3">
            <text:p>/'li:θ(ə)l/ a. Syn. deadly; fatal</text:p>
          </table:table-cell>
          <table:table-cell office:value-type="string" table:style-name="ce4">
            <text:p>deadly; causing or capable of causing death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ongevity</text:p>
          </table:table-cell>
          <table:table-cell office:value-type="string" table:style-name="ce3">
            <text:p>/lɒn'dʒɛvɪtɪ/ n. </text:p>
          </table:table-cell>
          <table:table-cell office:value-type="string" table:style-name="ce4">
            <text:p>long life; great duration of life; long duration or continuance, as in an occup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ow</text:p>
          </table:table-cell>
          <table:table-cell office:value-type="string" table:style-name="ce3">
            <text:p>/loʊ/ v. Syn. moo</text:p>
          </table:table-cell>
          <table:table-cell office:value-type="string" table:style-name="ce4">
            <text:p>utter sound made by cattle; make a low nois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ucid</text:p>
          </table:table-cell>
          <table:table-cell office:value-type="string" table:style-name="ce3">
            <text:p>/'lu:sɪd/ a. Syn. clear; intelligible</text:p>
          </table:table-cell>
          <table:table-cell office:value-type="string" table:style-name="ce4">
            <text:p>easily understood; clear; intelligibl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udicrous</text:p>
          </table:table-cell>
          <table:table-cell office:value-type="string" table:style-name="ce3">
            <text:p>/'lu:dɪkrəs/ a. Syn. laughable; trifling</text:p>
          </table:table-cell>
          <table:table-cell office:value-type="string" table:style-name="ce4">
            <text:p>laughable; completely devoid of wisdom or good sens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uminary</text:p>
          </table:table-cell>
          <table:table-cell office:value-type="string" table:style-name="ce3">
            <text:p>/'lu:mɪnərɪ/;/'lumɪnɛrɪ/ n. Syn. celebrity; dignitary</text:p>
          </table:table-cell>
          <table:table-cell office:value-type="string" table:style-name="ce4">
            <text:p>celebrity; person who is an inspiration to others; person who has achieved eminence in specific fiel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alice</text:p>
          </table:table-cell>
          <table:table-cell office:value-type="string" table:style-name="ce3">
            <text:p>/'mælɪs/ n. </text:p>
          </table:table-cell>
          <table:table-cell office:value-type="string" table:style-name="ce4">
            <text:p>enmity of heart; malevolence; ill will; spirit delighting in harm or misfortune to anoth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alicious</text:p>
          </table:table-cell>
          <table:table-cell office:value-type="string" table:style-name="ce3">
            <text:p>/mə'lɪʃəs/ a. Syn. spiteful</text:p>
          </table:table-cell>
          <table:table-cell office:value-type="string" table:style-name="ce4">
            <text:p>deliberately harmful; spiteful; proceeding from extreme hatre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asquerade</text:p>
          </table:table-cell>
          <table:table-cell office:value-type="string" table:style-name="ce3">
            <text:p>/mæskə'reɪd/;/mæskə'rɛd/ n. </text:p>
          </table:table-cell>
          <table:table-cell office:value-type="string" table:style-name="ce4">
            <text:p>assembly of persons wearing masks, and amusing themselves with dancing, conversation, or other diversions; dramatic performance by actors in mask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audlin</text:p>
          </table:table-cell>
          <table:table-cell office:value-type="string" table:style-name="ce3">
            <text:p>/'mɔ:dlɪn/ a. Syn. sentimental</text:p>
          </table:table-cell>
          <table:table-cell office:value-type="string" table:style-name="ce4">
            <text:p>tearfully sentimental; over-emotional; sickly-sentimenta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eander</text:p>
          </table:table-cell>
          <table:table-cell office:value-type="string" table:style-name="ce3">
            <text:p>/mɪ'ændə(r)/ v. </text:p>
          </table:table-cell>
          <table:table-cell office:value-type="string" table:style-name="ce4">
            <text:p>follow a winding and turning course; move aimlessly and idly without fixed direc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ediocre</text:p>
          </table:table-cell>
          <table:table-cell office:value-type="string" table:style-name="ce3">
            <text:p>/mi:dɪ'oʊkə(r)/ a. Syn. ordinary; commonplace; average</text:p>
          </table:table-cell>
          <table:table-cell office:value-type="string" table:style-name="ce4">
            <text:p>moderate to inferior in quality; ordinary; commonplac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ercenary</text:p>
          </table:table-cell>
          <table:table-cell office:value-type="string" table:style-name="ce3">
            <text:p>/'mɜrsɪnərɪ/;/-nɛrɪ/ a. </text:p>
          </table:table-cell>
          <table:table-cell office:value-type="string" table:style-name="ce4">
            <text:p>interested in making money; profit oriented; hired for service in foreign arm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eretricious</text:p>
          </table:table-cell>
          <table:table-cell office:value-type="string" table:style-name="ce3">
            <text:p>/mɛrɪ'trɪʃəs/ a. </text:p>
          </table:table-cell>
          <table:table-cell office:value-type="string" table:style-name="ce4">
            <text:p>of or pertaining to prostitutes; tastelessly showy; lustful; deceptive; misleadin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eticulous</text:p>
          </table:table-cell>
          <table:table-cell office:value-type="string" table:style-name="ce3">
            <text:p>/mɪ'tɪkjʊləs/ a. Syn. scrupulous; cautious</text:p>
          </table:table-cell>
          <table:table-cell office:value-type="string" table:style-name="ce4">
            <text:p>excessively careful; marked by extreme care in treatment of detail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ettle</text:p>
          </table:table-cell>
          <table:table-cell office:value-type="string" table:style-name="ce3">
            <text:p>/'mɛt(ə)l/ n. Syn. courage; spirit</text:p>
          </table:table-cell>
          <table:table-cell office:value-type="string" table:style-name="ce4">
            <text:p>quality of endurance and courage; good temperament and charact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icrocosm</text:p>
          </table:table-cell>
          <table:table-cell office:value-type="string" table:style-name="ce3">
            <text:p>/'maɪkrəkɒz(ə)m/ n. </text:p>
          </table:table-cell>
          <table:table-cell office:value-type="string" table:style-name="ce4">
            <text:p>small, representative system having analogies to larger system; miniature model of somethin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imic</text:p>
          </table:table-cell>
          <table:table-cell office:value-type="string" table:style-name="ce3">
            <text:p>/'mɪmɪk/ v. Syn. imitate; copy</text:p>
          </table:table-cell>
          <table:table-cell office:value-type="string" table:style-name="ce4">
            <text:p>copy or imitate closely, especially in speech, express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isanthrope</text:p>
          </table:table-cell>
          <table:table-cell office:value-type="string" table:style-name="ce3">
            <text:p>/'mɪsənθroʊp/ n. </text:p>
          </table:table-cell>
          <table:table-cell office:value-type="string" table:style-name="ce4">
            <text:p>one who hates or mistrusts mankin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isnomer</text:p>
          </table:table-cell>
          <table:table-cell office:value-type="string" table:style-name="ce3">
            <text:p>/mɪs'noʊmə(r)/ n. </text:p>
          </table:table-cell>
          <table:table-cell office:value-type="string" table:style-name="ce4">
            <text:p>error in naming person or place; incorrect design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onologue</text:p>
          </table:table-cell>
          <table:table-cell office:value-type="string" table:style-name="ce3">
            <text:p>/'mɒnəlɒg/ n. </text:p>
          </table:table-cell>
          <table:table-cell office:value-type="string" table:style-name="ce4">
            <text:p>speech uttered by a person alone; dramatic soliloqu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orose</text:p>
          </table:table-cell>
          <table:table-cell office:value-type="string" table:style-name="ce3">
            <text:p>/mə'roʊs/ a. Syn. sullen; gloomy</text:p>
          </table:table-cell>
          <table:table-cell office:value-type="string" table:style-name="ce4">
            <text:p>ill humored; sullen; depressingly dark; gloomy; persisten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otley</text:p>
          </table:table-cell>
          <table:table-cell office:value-type="string" table:style-name="ce3">
            <text:p>/'mɒtlɪ/ a. Syn. mixed; heterogeneous</text:p>
          </table:table-cell>
          <table:table-cell office:value-type="string" table:style-name="ce4">
            <text:p>multi-colored; mixed; having elements of great variet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ottled</text:p>
          </table:table-cell>
          <table:table-cell office:value-type="string" table:style-name="ce3">
            <text:p>/'mɒt(ə)ld/ a. Syn. spotted</text:p>
          </table:table-cell>
          <table:table-cell office:value-type="string" table:style-name="ce4">
            <text:p>spotted with different shades or color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undane</text:p>
          </table:table-cell>
          <table:table-cell office:value-type="string" table:style-name="ce3">
            <text:p>/'mʌndeɪn/ a. Syn. worldly; earthly; secular</text:p>
          </table:table-cell>
          <table:table-cell office:value-type="string" table:style-name="ce4">
            <text:p>belonging to this earth or world; not ideal or heavenly; concerned with commonplaces; ordinar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urky</text:p>
          </table:table-cell>
          <table:table-cell office:value-type="string" table:style-name="ce3">
            <text:p>/'mɜrkɪ/ a. Syn. vague</text:p>
          </table:table-cell>
          <table:table-cell office:value-type="string" table:style-name="ce4">
            <text:p>dark and gloomy; thick with fog; vag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yriad</text:p>
          </table:table-cell>
          <table:table-cell office:value-type="string" table:style-name="ce3">
            <text:p>/'mɪrɪəd/ a. Syn. innumerable; many; countless; numberless</text:p>
          </table:table-cell>
          <table:table-cell office:value-type="string" table:style-name="ce4">
            <text:p>of very large or indefinite number; of ten thousan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autical</text:p>
          </table:table-cell>
          <table:table-cell office:value-type="string" table:style-name="ce3">
            <text:p>/'nɔ:tɪk(ə)l/ a. Syn. marine; maritime; naval</text:p>
          </table:table-cell>
          <table:table-cell office:value-type="string" table:style-name="ce4">
            <text:p>relating to ships, sailors, or navig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ttle</text:p>
          </table:table-cell>
          <table:table-cell office:value-type="string" table:style-name="ce3">
            <text:p>/'nɛt(ə)l/ v. Syn. annoy; vex</text:p>
          </table:table-cell>
          <table:table-cell office:value-type="string" table:style-name="ce4">
            <text:p>cause annoyance in; disturb, especially by minor irritations; vex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octurnal</text:p>
          </table:table-cell>
          <table:table-cell office:value-type="string" table:style-name="ce3">
            <text:p>/nɒk'tɜrn(ə)l/ a. Syn. nightly</text:p>
          </table:table-cell>
          <table:table-cell office:value-type="string" table:style-name="ce4">
            <text:p>of or relating to or occurring in the night; most active at nigh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oisome</text:p>
          </table:table-cell>
          <table:table-cell office:value-type="string" table:style-name="ce3">
            <text:p>/'nɔɪsəm/ a. </text:p>
          </table:table-cell>
          <table:table-cell office:value-type="string" table:style-name="ce4">
            <text:p>foul-smelling; offensive by arousing disgust; harmful or dangerou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ostalgia</text:p>
          </table:table-cell>
          <table:table-cell office:value-type="string" table:style-name="ce3">
            <text:p>/nə'stældʒə/ n. Syn. homesickness</text:p>
          </table:table-cell>
          <table:table-cell office:value-type="string" table:style-name="ce4">
            <text:p>homesickness; bittersweet longing for things of past.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otorious</text:p>
          </table:table-cell>
          <table:table-cell office:value-type="string" table:style-name="ce3">
            <text:p>/noʊ'tɔ:rɪəs/ a. Syn. disreputable; infamous</text:p>
          </table:table-cell>
          <table:table-cell office:value-type="string" table:style-name="ce4">
            <text:p>disreputable; known widely and usually unfavorably; infamou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ovice</text:p>
          </table:table-cell>
          <table:table-cell office:value-type="string" table:style-name="ce3">
            <text:p>/'nɒvɪs/ n. Syn. beginner</text:p>
          </table:table-cell>
          <table:table-cell office:value-type="string" table:style-name="ce4">
            <text:p>beginner; person new to a field or activit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bdurate</text:p>
          </table:table-cell>
          <table:table-cell office:value-type="string" table:style-name="ce3">
            <text:p>/'ɒbdjʊrɪt/;/'ɑbdərɪt/ a. Syn. stubborn; inflexible</text:p>
          </table:table-cell>
          <table:table-cell office:value-type="string" table:style-name="ce4">
            <text:p>hardened in wrongdoing or wickedness; not giving in to persuas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blivion</text:p>
          </table:table-cell>
          <table:table-cell office:value-type="string" table:style-name="ce3">
            <text:p>/ə'blɪvɪən/ n. Syn. amnesty</text:p>
          </table:table-cell>
          <table:table-cell office:value-type="string" table:style-name="ce4">
            <text:p>condition or quality of being completely forgotten; official overlooking of offenses; amnest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blivious</text:p>
          </table:table-cell>
          <table:table-cell office:value-type="string" table:style-name="ce3">
            <text:p>/ə'blɪvɪəs/ a. Syn. forgetful</text:p>
          </table:table-cell>
          <table:table-cell office:value-type="string" table:style-name="ce4">
            <text:p>inattentive or unmindful; lacking all memory; forgetfu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bsession</text:p>
          </table:table-cell>
          <table:table-cell office:value-type="string" table:style-name="ce3">
            <text:p>/əb'sɛʃ(ə)n/ n. Syn. fascination; mania</text:p>
          </table:table-cell>
          <table:table-cell office:value-type="string" table:style-name="ce4">
            <text:p>compulsive, often unreasonable idea or emo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bsolete</text:p>
          </table:table-cell>
          <table:table-cell office:value-type="string" table:style-name="ce3">
            <text:p>/'ɒbsəli:t/ a. Syn. outmoded; antiquated</text:p>
          </table:table-cell>
          <table:table-cell office:value-type="string" table:style-name="ce4">
            <text:p>no longer useful; outmoded; antiquate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btrude</text:p>
          </table:table-cell>
          <table:table-cell office:value-type="string" table:style-name="ce3">
            <text:p>/əb'tru:d/ v. </text:p>
          </table:table-cell>
          <table:table-cell office:value-type="string" table:style-name="ce4">
            <text:p>push oneself or one's ideas forward or intrude; stick out or extru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btrusive</text:p>
          </table:table-cell>
          <table:table-cell office:value-type="string" table:style-name="ce3">
            <text:p>/əb'tru:sɪv/ a. </text:p>
          </table:table-cell>
          <table:table-cell office:value-type="string" table:style-name="ce4">
            <text:p>inclined to intrude or thrust one's self or one's opinions upon others; enter uninvited; forward; pushing; intrusive.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bviate</text:p>
          </table:table-cell>
          <table:table-cell office:value-type="string" table:style-name="ce3">
            <text:p>/'ɒbvɪeɪt/ v. </text:p>
          </table:table-cell>
          <table:table-cell office:value-type="string" table:style-name="ce4">
            <text:p>bypass requirement or make it unnecessary; get rid of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mnipotent</text:p>
          </table:table-cell>
          <table:table-cell office:value-type="string" table:style-name="ce3">
            <text:p>/ɒm'nɪpətənt/ a. Syn. infinite</text:p>
          </table:table-cell>
          <table:table-cell office:value-type="string" table:style-name="ce4">
            <text:p>all-powerful; having unlimited or universal power, authority, or forc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nus</text:p>
          </table:table-cell>
          <table:table-cell office:value-type="string" table:style-name="ce3">
            <text:p>/'oʊnəs/ n. Syn. burden; responsibility</text:p>
          </table:table-cell>
          <table:table-cell office:value-type="string" table:style-name="ce4">
            <text:p>burden or obligation; difficult or disagreeable responsibility or necessit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stensible</text:p>
          </table:table-cell>
          <table:table-cell office:value-type="string" table:style-name="ce3">
            <text:p>/ɒ'stɛnsɪb(ə)l/ a. Syn. apparent</text:p>
          </table:table-cell>
          <table:table-cell office:value-type="string" table:style-name="ce4">
            <text:p>put forth or held out as real, actual, or intended; proper or intended to be show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stracize</text:p>
          </table:table-cell>
          <table:table-cell office:value-type="string" table:style-name="ce3">
            <text:p>/'ɒstrəsaɪz/ v. Syn. ban</text:p>
          </table:table-cell>
          <table:table-cell office:value-type="string" table:style-name="ce4">
            <text:p>exclude from community or group; banish by popular vot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anacea</text:p>
          </table:table-cell>
          <table:table-cell office:value-type="string" table:style-name="ce3">
            <text:p>/pænə'sɪə/ n. </text:p>
          </table:table-cell>
          <table:table-cell office:value-type="string" table:style-name="ce4">
            <text:p>remedy for all diseases, evils, or difficulties; a cure-al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anegyric</text:p>
          </table:table-cell>
          <table:table-cell office:value-type="string" table:style-name="ce3">
            <text:p>/pænɪ'dʒɪrɪk/ n. </text:p>
          </table:table-cell>
          <table:table-cell office:value-type="string" table:style-name="ce4">
            <text:p>formal or high praise; formal eulogistic composition intended as public complimen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aradox</text:p>
          </table:table-cell>
          <table:table-cell office:value-type="string" table:style-name="ce3">
            <text:p>/'pærədɒks/ n. Syn. contradiction</text:p>
          </table:table-cell>
          <table:table-cell office:value-type="string" table:style-name="ce4">
            <text:p>something apparently contradictory in nature; statement that looks false but is actually correc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araphrase</text:p>
          </table:table-cell>
          <table:table-cell office:value-type="string" table:style-name="ce3">
            <text:p>/'pærəfreɪz/ v. Syn. restate; reword</text:p>
          </table:table-cell>
          <table:table-cell office:value-type="string" table:style-name="ce4">
            <text:p>restate text in one's own words, especially to clarify thought of other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arody</text:p>
          </table:table-cell>
          <table:table-cell office:value-type="string" table:style-name="ce3">
            <text:p>/'pærədɪ/ n. </text:p>
          </table:table-cell>
          <table:table-cell office:value-type="string" table:style-name="ce4">
            <text:p>work or performance that imitates another work or performance with ridicule or irony; make fun of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eccadillo</text:p>
          </table:table-cell>
          <table:table-cell office:value-type="string" table:style-name="ce3">
            <text:p>/pɛkə'dɪloʊ/ n. </text:p>
          </table:table-cell>
          <table:table-cell office:value-type="string" table:style-name="ce4">
            <text:p>slight offense; small sin or faul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ecuniary</text:p>
          </table:table-cell>
          <table:table-cell office:value-type="string" table:style-name="ce3">
            <text:p>/pɪ'kju:nɪərɪ/ a. </text:p>
          </table:table-cell>
          <table:table-cell office:value-type="string" table:style-name="ce4">
            <text:p>relating to money; requiring payment of mone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edant</text:p>
          </table:table-cell>
          <table:table-cell office:value-type="string" table:style-name="ce3">
            <text:p>/'pɛdənt/ n. </text:p>
          </table:table-cell>
          <table:table-cell office:value-type="string" table:style-name="ce4">
            <text:p>one who is overly concerned with formal rules and trivial points of learnin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edantic</text:p>
          </table:table-cell>
          <table:table-cell office:value-type="string" table:style-name="ce3">
            <text:p>/pɪ'dəntɪk/ a. Syn. bookish</text:p>
          </table:table-cell>
          <table:table-cell office:value-type="string" table:style-name="ce4">
            <text:p>marked by narrow focus on or display of learning, especially formal rules and trivial points; bookish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eremptory</text:p>
          </table:table-cell>
          <table:table-cell office:value-type="string" table:style-name="ce3">
            <text:p>/pə'rɛmptərɪ/;/'pɛrəmptɔ:rɪ/ a. Syn. imperative</text:p>
          </table:table-cell>
          <table:table-cell office:value-type="string" table:style-name="ce4">
            <text:p>offensively self-assured; dictatorial; not allowing contradiction or refusa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ertinacious</text:p>
          </table:table-cell>
          <table:table-cell office:value-type="string" table:style-name="ce3">
            <text:p>/pɜrtɪ'neɪʃəs/;/-tn'eɪʃəs/ a. Syn. stubborn; persistent</text:p>
          </table:table-cell>
          <table:table-cell office:value-type="string" table:style-name="ce4">
            <text:p>stubbornly or perversely persistent; unyielding; obstinat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eruse</text:p>
          </table:table-cell>
          <table:table-cell office:value-type="string" table:style-name="ce3">
            <text:p>/pə'ru:z/ v. </text:p>
          </table:table-cell>
          <table:table-cell office:value-type="string" table:style-name="ce4">
            <text:p>read or examine, typically with great car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erverse</text:p>
          </table:table-cell>
          <table:table-cell office:value-type="string" table:style-name="ce3">
            <text:p>/pə'vɜrs/ a. </text:p>
          </table:table-cell>
          <table:table-cell office:value-type="string" table:style-name="ce4">
            <text:p>stubbornly wrongheaded; directed away from what is right or goo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etrify</text:p>
          </table:table-cell>
          <table:table-cell office:value-type="string" table:style-name="ce3">
            <text:p>/'pɛtrɪfaɪ/ v. </text:p>
          </table:table-cell>
          <table:table-cell office:value-type="string" table:style-name="ce4">
            <text:p>convert wood or other organic matter into stony replica; cause to become stiff or stonelik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lagiarism</text:p>
          </table:table-cell>
          <table:table-cell office:value-type="string" table:style-name="ce3">
            <text:p>/'pleɪdʒərɪzəm/ n. Syn. copying; imitation</text:p>
          </table:table-cell>
          <table:table-cell office:value-type="string" table:style-name="ce4">
            <text:p>theft of another's ideas or writings passed off as origina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latitude</text:p>
          </table:table-cell>
          <table:table-cell office:value-type="string" table:style-name="ce3">
            <text:p>/'plætɪtju:d/;/-tu:d/ n. </text:p>
          </table:table-cell>
          <table:table-cell office:value-type="string" table:style-name="ce4">
            <text:p>dullness; insipidity of thought; commonplace statement; lack of originalit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lebeian</text:p>
          </table:table-cell>
          <table:table-cell office:value-type="string" table:style-name="ce3">
            <text:p>/plɪ'bi:ən/ a. </text:p>
          </table:table-cell>
          <table:table-cell office:value-type="string" table:style-name="ce4">
            <text:p>crude or coarse; unrefined or coarse in nature or manner; common or vulga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onderous</text:p>
          </table:table-cell>
          <table:table-cell office:value-type="string" table:style-name="ce3">
            <text:p>/'pɒndərəs/ a. Syn. weighty</text:p>
          </table:table-cell>
          <table:table-cell office:value-type="string" table:style-name="ce4">
            <text:p>slow and laborious because of weight; labored and dul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recarious</text:p>
          </table:table-cell>
          <table:table-cell office:value-type="string" table:style-name="ce3">
            <text:p>/prɪ'kɛərɪəs/ a. Syn. uncertain; risky</text:p>
          </table:table-cell>
          <table:table-cell office:value-type="string" table:style-name="ce4">
            <text:p>uncertain; risky; dangerously lacking in security or stabilit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recipitous</text:p>
          </table:table-cell>
          <table:table-cell office:value-type="string" table:style-name="ce3">
            <text:p>/prɪ'sɪpɪtəs/ a. Syn. steep; overhasty</text:p>
          </table:table-cell>
          <table:table-cell office:value-type="string" table:style-name="ce4">
            <text:p>extremely steep; descending rapidly, or rushing onwar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recocious</text:p>
          </table:table-cell>
          <table:table-cell office:value-type="string" table:style-name="ce3">
            <text:p>/prɪ'koʊʃəs/ a. </text:p>
          </table:table-cell>
          <table:table-cell office:value-type="string" table:style-name="ce4">
            <text:p>advanced in development; appearing or developing earl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redatory</text:p>
          </table:table-cell>
          <table:table-cell office:value-type="string" table:style-name="ce3">
            <text:p>/'prɛdətərɪ/;/'prɛdətɔ:rɪ/ a. Syn. carnivorous</text:p>
          </table:table-cell>
          <table:table-cell office:value-type="string" table:style-name="ce4">
            <text:p>living by preying on other animal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redilection</text:p>
          </table:table-cell>
          <table:table-cell office:value-type="string" table:style-name="ce3">
            <text:p>/pri:dɪ'lɛkʃ(ə)n/;/prɛdl'ɛkʃən/ n. Syn. partiality; preference</text:p>
          </table:table-cell>
          <table:table-cell office:value-type="string" table:style-name="ce4">
            <text:p>condition of favoring or liking; tendency towards; preferenc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relude</text:p>
          </table:table-cell>
          <table:table-cell office:value-type="string" table:style-name="ce3">
            <text:p>/'prɛlju:d/ n. Syn. introduction; forerunner</text:p>
          </table:table-cell>
          <table:table-cell office:value-type="string" table:style-name="ce4">
            <text:p>introduction; forerunner; preliminary or prefac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rerogative</text:p>
          </table:table-cell>
          <table:table-cell office:value-type="string" table:style-name="ce3">
            <text:p>/prɪ'rɒgətɪv/ n. Syn. privilege</text:p>
          </table:table-cell>
          <table:table-cell office:value-type="string" table:style-name="ce4">
            <text:p>privilege; unquestionable right; exclusive power to comman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restige</text:p>
          </table:table-cell>
          <table:table-cell office:value-type="string" table:style-name="ce3">
            <text:p>/prɛ'sti:ʒ/ n. Syn. fame; reputation</text:p>
          </table:table-cell>
          <table:table-cell office:value-type="string" table:style-name="ce4">
            <text:p>impression produced by achievements or reputation; recognized distinction or importanc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resumption</text:p>
          </table:table-cell>
          <table:table-cell office:value-type="string" table:style-name="ce3">
            <text:p>/prɪ'zʌmpʃ(ə)n/ n. </text:p>
          </table:table-cell>
          <table:table-cell office:value-type="string" table:style-name="ce4">
            <text:p>act of presuming, or believing upon probable evidence; act of assuming; belief upon incomplete proof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rocrastinate</text:p>
          </table:table-cell>
          <table:table-cell office:value-type="string" table:style-name="ce3">
            <text:p>/proʊ'kræstɪneɪt/ v. Syn. postpone</text:p>
          </table:table-cell>
          <table:table-cell office:value-type="string" table:style-name="ce4">
            <text:p>postpone or delay needlessly; put off doing something, especially out of habitual carelessness or lazines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rognosis</text:p>
          </table:table-cell>
          <table:table-cell office:value-type="string" table:style-name="ce3">
            <text:p>/prɒg'noʊsɪs/ n. Syn. forecast; prediction</text:p>
          </table:table-cell>
          <table:table-cell office:value-type="string" table:style-name="ce4">
            <text:p>forecasted course of a disease; forecast or prediction; likelihood of recovery from a diseas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romontory</text:p>
          </table:table-cell>
          <table:table-cell office:value-type="string" table:style-name="ce3">
            <text:p>/'prɒməntərɪ/;/-tɔ:rɪ/ n. Syn. cliff</text:p>
          </table:table-cell>
          <table:table-cell office:value-type="string" table:style-name="ce4">
            <text:p>natural elevation, especially a rock that projects into the sea; cliff; headland; high cap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romulgate</text:p>
          </table:table-cell>
          <table:table-cell office:value-type="string" table:style-name="ce3">
            <text:p>/'prɒməlgeɪt/ v. Syn. announce</text:p>
          </table:table-cell>
          <table:table-cell office:value-type="string" table:style-name="ce4">
            <text:p>proclaim doctrine or law; make known by official public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rovisional</text:p>
          </table:table-cell>
          <table:table-cell office:value-type="string" table:style-name="ce3">
            <text:p>/prə'vɪʒən(ə)l/ a. Syn. tentative; temporary</text:p>
          </table:table-cell>
          <table:table-cell office:value-type="string" table:style-name="ce4">
            <text:p>temporary; provided for present need onl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roximity</text:p>
          </table:table-cell>
          <table:table-cell office:value-type="string" table:style-name="ce3">
            <text:p>/prɒk'sɪmɪtɪ/ n. Syn. nearness; adjacency</text:p>
          </table:table-cell>
          <table:table-cell office:value-type="string" table:style-name="ce4">
            <text:p>state of being proximate; nearness in place, time, or rel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seudonym</text:p>
          </table:table-cell>
          <table:table-cell office:value-type="string" table:style-name="ce3">
            <text:p>/'sju:dənɪm/;/'su:-/ n. </text:p>
          </table:table-cell>
          <table:table-cell office:value-type="string" table:style-name="ce4">
            <text:p>pen name; fictitious name used when someone performs a particular social rol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unitive</text:p>
          </table:table-cell>
          <table:table-cell office:value-type="string" table:style-name="ce3">
            <text:p>/'pju:nɪtɪv/ a. Syn. punishing</text:p>
          </table:table-cell>
          <table:table-cell office:value-type="string" table:style-name="ce4">
            <text:p>punishing; involving punishment; awarding or inflicting punishmen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querulous</text:p>
          </table:table-cell>
          <table:table-cell office:value-type="string" table:style-name="ce3">
            <text:p>/'kwɛrʊləs/ a. Syn. fretful; whining</text:p>
          </table:table-cell>
          <table:table-cell office:value-type="string" table:style-name="ce4">
            <text:p>habitually complaining; expressing complaint or grievanc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quixotic</text:p>
          </table:table-cell>
          <table:table-cell office:value-type="string" table:style-name="ce3">
            <text:p>/kwɪk'sɒtɪk/ a. </text:p>
          </table:table-cell>
          <table:table-cell office:value-type="string" table:style-name="ce4">
            <text:p>idealistic without regard to practicalit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aconteur</text:p>
          </table:table-cell>
          <table:table-cell office:value-type="string" table:style-name="ce3">
            <text:p>/rækɒn'tə:(r)/ n. Syn. storyteller</text:p>
          </table:table-cell>
          <table:table-cell office:value-type="string" table:style-name="ce4">
            <text:p>storyteller; one who tells stories and anecdotes with skill and wi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adical</text:p>
          </table:table-cell>
          <table:table-cell office:value-type="string" table:style-name="ce3">
            <text:p>/'rædɪk(ə)l/ a. Syn. drastic; extreme</text:p>
          </table:table-cell>
          <table:table-cell office:value-type="string" table:style-name="ce4">
            <text:p>drastic; extreme; arising from or going to a root or source; basic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amification</text:p>
          </table:table-cell>
          <table:table-cell office:value-type="string" table:style-name="ce3">
            <text:p>/ræmɪfɪ'keɪʃ(ə)n/ n. Syn. subdivision</text:p>
          </table:table-cell>
          <table:table-cell office:value-type="string" table:style-name="ce4">
            <text:p>act or process of branching out or dividing into branches; subdivision or branch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aze</text:p>
          </table:table-cell>
          <table:table-cell office:value-type="string" table:style-name="ce3">
            <text:p>/reɪz/ v. Syn. demolish; ruin</text:p>
          </table:table-cell>
          <table:table-cell office:value-type="string" table:style-name="ce4">
            <text:p>destroy completely; scrape or shave off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capitulate</text:p>
          </table:table-cell>
          <table:table-cell office:value-type="string" table:style-name="ce3">
            <text:p>/ri:kə'pɪtjʊleɪt/ v. Syn. summarize</text:p>
          </table:table-cell>
          <table:table-cell office:value-type="string" table:style-name="ce4">
            <text:p>summarize; repeat in concise for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ciprocal</text:p>
          </table:table-cell>
          <table:table-cell office:value-type="string" table:style-name="ce3">
            <text:p>/rɪ'sɪprək(ə)l/ a. Syn. mutual; exchangeable; interacting</text:p>
          </table:table-cell>
          <table:table-cell office:value-type="string" table:style-name="ce4">
            <text:p>concerning each of two or more persons or things; exchangeable; interactin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cumbent</text:p>
          </table:table-cell>
          <table:table-cell office:value-type="string" table:style-name="ce3">
            <text:p>/rɪ'kʌmbənt/ a. Syn. reclining</text:p>
          </table:table-cell>
          <table:table-cell office:value-type="string" table:style-name="ce4">
            <text:p>reclining; lying down completely or in par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dolent</text:p>
          </table:table-cell>
          <table:table-cell office:value-type="string" table:style-name="ce3">
            <text:p>/'rɛdələnt/ a. Syn. fragrant; odorous</text:p>
          </table:table-cell>
          <table:table-cell office:value-type="string" table:style-name="ce4">
            <text:p>fragrant; odorous; suggestive of odo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doubtable</text:p>
          </table:table-cell>
          <table:table-cell office:value-type="string" table:style-name="ce3">
            <text:p>/rɪ'daʊtəb(ə)l/ a. Syn. formidable</text:p>
          </table:table-cell>
          <table:table-cell office:value-type="string" table:style-name="ce4">
            <text:p>formidable; arousing fear or awe; worthy of respect or hono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fute</text:p>
          </table:table-cell>
          <table:table-cell office:value-type="string" table:style-name="ce3">
            <text:p>/rɪ'fju:t/ v. Syn. disprove</text:p>
          </table:table-cell>
          <table:table-cell office:value-type="string" table:style-name="ce4">
            <text:p>disprove; prove to be false or incorrec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iterate</text:p>
          </table:table-cell>
          <table:table-cell office:value-type="string" table:style-name="ce3">
            <text:p>/ri:'ɪtəreɪt/ v. </text:p>
          </table:table-cell>
          <table:table-cell office:value-type="string" table:style-name="ce4">
            <text:p>say, state, or perform again or repeatedl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munerative</text:p>
          </table:table-cell>
          <table:table-cell office:value-type="string" table:style-name="ce3">
            <text:p>/rɪ'mju:nərətɪv/ a. Syn. compensating; rewarding</text:p>
          </table:table-cell>
          <table:table-cell office:value-type="string" table:style-name="ce4">
            <text:p>compensating; rewarding; profitable or payin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negade</text:p>
          </table:table-cell>
          <table:table-cell office:value-type="string" table:style-name="ce3">
            <text:p>/'rɛnɪgeɪd/ n. Syn. deserter; traitor</text:p>
          </table:table-cell>
          <table:table-cell office:value-type="string" table:style-name="ce4">
            <text:p>disloyal person; traitor or rebe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prisal</text:p>
          </table:table-cell>
          <table:table-cell office:value-type="string" table:style-name="ce3">
            <text:p>/rɪ'praɪz(ə)l/ n. Syn. retaliation; recaption</text:p>
          </table:table-cell>
          <table:table-cell office:value-type="string" table:style-name="ce4">
            <text:p>action taken in return for injury or offens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sentment</text:p>
          </table:table-cell>
          <table:table-cell office:value-type="string" table:style-name="ce3">
            <text:p>/rɪ'zɛntmənt/ n. Syn. indignation; bitterness; displeasure</text:p>
          </table:table-cell>
          <table:table-cell office:value-type="string" table:style-name="ce4">
            <text:p>indignation; deep sense of injury; strong displeasur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silient</text:p>
          </table:table-cell>
          <table:table-cell office:value-type="string" table:style-name="ce3">
            <text:p>/rɪ'zɪlɪənt/ a. Syn. elastic; flexible; rebounding</text:p>
          </table:table-cell>
          <table:table-cell office:value-type="string" table:style-name="ce4">
            <text:p>elastic; having power of springing back or recover readil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spite</text:p>
          </table:table-cell>
          <table:table-cell office:value-type="string" table:style-name="ce3">
            <text:p>/'rɛspaɪt/ n. Syn. pause</text:p>
          </table:table-cell>
          <table:table-cell office:value-type="string" table:style-name="ce4">
            <text:p>usually short interval of rest or relief; delay in punishmen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tribution</text:p>
          </table:table-cell>
          <table:table-cell office:value-type="string" table:style-name="ce3">
            <text:p>/rɛtrɪ'bju:ʃ(ə)n/ n. Syn. vengeance; compensation</text:p>
          </table:table-cell>
          <table:table-cell office:value-type="string" table:style-name="ce4">
            <text:p>something justly deserved; recompense; compensation; punishment for offens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trieve</text:p>
          </table:table-cell>
          <table:table-cell office:value-type="string" table:style-name="ce3">
            <text:p>/rɪ'tri:v/ v. Syn. recover; regain</text:p>
          </table:table-cell>
          <table:table-cell office:value-type="string" table:style-name="ce4">
            <text:p>recover; find and bring in; get back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udimentary</text:p>
          </table:table-cell>
          <table:table-cell office:value-type="string" table:style-name="ce3">
            <text:p>/ru:dɪ'mɛntərɪ/ a. Syn. elementary; crude; incipient</text:p>
          </table:table-cell>
          <table:table-cell office:value-type="string" table:style-name="ce4">
            <text:p>relating to basic facts or principles; being in the earliest stages of development; incipien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ue</text:p>
          </table:table-cell>
          <table:table-cell office:value-type="string" table:style-name="ce3">
            <text:p>/ru:/ v. Syn. regret; lament; mourn</text:p>
          </table:table-cell>
          <table:table-cell office:value-type="string" table:style-name="ce4">
            <text:p>feel regret, remorse, or sorrow for; mour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acrosanct</text:p>
          </table:table-cell>
          <table:table-cell office:value-type="string" table:style-name="ce3">
            <text:p>/'sækroʊsæŋkt/ a. Syn. inviolable</text:p>
          </table:table-cell>
          <table:table-cell office:value-type="string" table:style-name="ce4">
            <text:p>regarded as sacred and inviolabl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agacious</text:p>
          </table:table-cell>
          <table:table-cell office:value-type="string" table:style-name="ce3">
            <text:p>/sə'geɪʃəs/ a. Syn. perceptive; shrewd</text:p>
          </table:table-cell>
          <table:table-cell office:value-type="string" table:style-name="ce4">
            <text:p>perceptive; shrewd; having insigh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agacity</text:p>
          </table:table-cell>
          <table:table-cell office:value-type="string" table:style-name="ce3">
            <text:p>/sə'gæsətɪ/ n. </text:p>
          </table:table-cell>
          <table:table-cell office:value-type="string" table:style-name="ce4">
            <text:p>quality of being sagacious; quickness or acuteness of sense perceptions; keenness of discernment; shrewdnes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anctimonious</text:p>
          </table:table-cell>
          <table:table-cell office:value-type="string" table:style-name="ce3">
            <text:p>/sæŋktɪ'moʊnɪəs/ a. Syn. hypocritical</text:p>
          </table:table-cell>
          <table:table-cell office:value-type="string" table:style-name="ce4">
            <text:p>excessively or hypocritically pious; possessing sanctity; sacred; holy; saintly; religiou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anguine</text:p>
          </table:table-cell>
          <table:table-cell office:value-type="string" table:style-name="ce3">
            <text:p>/'sæŋgwɪn/ a. Syn. cheerful; hopeful; ruddy</text:p>
          </table:table-cell>
          <table:table-cell office:value-type="string" table:style-name="ce4">
            <text:p>cheerfully confident; optimistic; of healthy reddish color; rudd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artorial</text:p>
          </table:table-cell>
          <table:table-cell office:value-type="string" table:style-name="ce3">
            <text:p>/sɑr'tɔ:rɪəl/ a. </text:p>
          </table:table-cell>
          <table:table-cell office:value-type="string" table:style-name="ce4">
            <text:p>relating to a tailor, tailoring, or tailored clothin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courge</text:p>
          </table:table-cell>
          <table:table-cell office:value-type="string" table:style-name="ce3">
            <text:p>/skɜrdʒ/ n. Syn. lash; whip</text:p>
          </table:table-cell>
          <table:table-cell office:value-type="string" table:style-name="ce4">
            <text:p>whip used to inflict punishment; severe punishmen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crutinize</text:p>
          </table:table-cell>
          <table:table-cell office:value-type="string" table:style-name="ce3">
            <text:p>/'skru:tɪnaɪz/;/-tənaɪz/ v. </text:p>
          </table:table-cell>
          <table:table-cell office:value-type="string" table:style-name="ce4">
            <text:p>examine closely and criticall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imper</text:p>
          </table:table-cell>
          <table:table-cell office:value-type="string" table:style-name="ce3">
            <text:p>/'sɪmpə(r)/ v. Syn. smirk</text:p>
          </table:table-cell>
          <table:table-cell office:value-type="string" table:style-name="ce4">
            <text:p>smirk; smile in artificial way to make an impress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inecure</text:p>
          </table:table-cell>
          <table:table-cell office:value-type="string" table:style-name="ce3">
            <text:p>/'saɪnɪkjʊə(r)/ n. </text:p>
          </table:table-cell>
          <table:table-cell office:value-type="string" table:style-name="ce4">
            <text:p>well-paid position with little responsibilit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inister</text:p>
          </table:table-cell>
          <table:table-cell office:value-type="string" table:style-name="ce3">
            <text:p>/'sɪnɪstə(r)/ a. Syn. evil</text:p>
          </table:table-cell>
          <table:table-cell office:value-type="string" table:style-name="ce4">
            <text:p>suggesting or threatening evi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oporific</text:p>
          </table:table-cell>
          <table:table-cell office:value-type="string" table:style-name="ce3">
            <text:p>/sɒpə'rɪfɪk/ a. </text:p>
          </table:table-cell>
          <table:table-cell office:value-type="string" table:style-name="ce4">
            <text:p>sleep-causing; marked by sleepines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ordid</text:p>
          </table:table-cell>
          <table:table-cell office:value-type="string" table:style-name="ce3">
            <text:p>/'sɔ:dɪd/ a. Syn. filthy; vile; dirty; foul</text:p>
          </table:table-cell>
          <table:table-cell office:value-type="string" table:style-name="ce4">
            <text:p>filthy; unethical or dishonest; dirty; foul; morally degrade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overeign</text:p>
          </table:table-cell>
          <table:table-cell office:value-type="string" table:style-name="ce3">
            <text:p>/'sɒvrɪn/ a. Syn. excellent; independent</text:p>
          </table:table-cell>
          <table:table-cell office:value-type="string" table:style-name="ce4">
            <text:p>having supreme rank or power; self governing; excellent; independen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poradic</text:p>
          </table:table-cell>
          <table:table-cell office:value-type="string" table:style-name="ce3">
            <text:p>/spə'rædɪk/ a. </text:p>
          </table:table-cell>
          <table:table-cell office:value-type="string" table:style-name="ce4">
            <text:p>occurring at irregular intervals; having no pattern or order in ti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purn</text:p>
          </table:table-cell>
          <table:table-cell office:value-type="string" table:style-name="ce3">
            <text:p>/spɜrn/ v. Syn. reject; scorn</text:p>
          </table:table-cell>
          <table:table-cell office:value-type="string" table:style-name="ce4">
            <text:p>reject disdainfully or contemptuously; scor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toic</text:p>
          </table:table-cell>
          <table:table-cell office:value-type="string" table:style-name="ce3">
            <text:p>/'stoʊɪk/ a. Syn. impassive</text:p>
          </table:table-cell>
          <table:table-cell office:value-type="string" table:style-name="ce4">
            <text:p>one who is seemingly indifferent to or unaffected by joy, grief, pleasure, or pai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tringent</text:p>
          </table:table-cell>
          <table:table-cell office:value-type="string" table:style-name="ce3">
            <text:p>/'strɪndʒənt/ a. Syn. binding; rigid</text:p>
          </table:table-cell>
          <table:table-cell office:value-type="string" table:style-name="ce4">
            <text:p>demanding strict attention to rules and procedures; binding; rigi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tupendous</text:p>
          </table:table-cell>
          <table:table-cell office:value-type="string" table:style-name="ce3">
            <text:p>/stju:'pɛndəs/;/stu:-/ a. </text:p>
          </table:table-cell>
          <table:table-cell office:value-type="string" table:style-name="ce4">
            <text:p>astonishing; wonderful; amazing, especially, astonishing in magnitude or elev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ucculent</text:p>
          </table:table-cell>
          <table:table-cell office:value-type="string" table:style-name="ce3">
            <text:p>/'sʌkjʊlənt/ a. Syn. delectable</text:p>
          </table:table-cell>
          <table:table-cell office:value-type="string" table:style-name="ce4">
            <text:p>full of juicy; full of richness; highly interesting or enjoyable; delectabl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ultry</text:p>
          </table:table-cell>
          <table:table-cell office:value-type="string" table:style-name="ce3">
            <text:p>/'sʌltrɪ/ a. </text:p>
          </table:table-cell>
          <table:table-cell office:value-type="string" table:style-name="ce4">
            <text:p>burning hot; extremely and unpleasantly ho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angible</text:p>
          </table:table-cell>
          <table:table-cell office:value-type="string" table:style-name="ce3">
            <text:p>/'tændʒɪb(ə)l/ a. Syn. real; palpable</text:p>
          </table:table-cell>
          <table:table-cell office:value-type="string" table:style-name="ce4">
            <text:p>able to be touched; real or concrete; palpabl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antamount</text:p>
          </table:table-cell>
          <table:table-cell office:value-type="string" table:style-name="ce3">
            <text:p>/'tæntəmaʊnt/ a. </text:p>
          </table:table-cell>
          <table:table-cell office:value-type="string" table:style-name="ce4">
            <text:p>equivalent in effect or 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aunt</text:p>
          </table:table-cell>
          <table:table-cell office:value-type="string" table:style-name="ce3">
            <text:p>/tɔ:nt/ v. </text:p>
          </table:table-cell>
          <table:table-cell office:value-type="string" table:style-name="ce4">
            <text:p>reproach in a mocking, insulting, or contemptuous manner; make fun of , often in an aggressive mann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merity</text:p>
          </table:table-cell>
          <table:table-cell office:value-type="string" table:style-name="ce3">
            <text:p>/tɪ'mɛrɪtɪ/ n. Syn. boldness; rashness</text:p>
          </table:table-cell>
          <table:table-cell office:value-type="string" table:style-name="ce4">
            <text:p>boldness; rashness; foolhardy disregard of dang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mporal</text:p>
          </table:table-cell>
          <table:table-cell office:value-type="string" table:style-name="ce3">
            <text:p>/'tɛmpər(ə)l/ a. Syn. secular</text:p>
          </table:table-cell>
          <table:table-cell office:value-type="string" table:style-name="ce4">
            <text:p>not lasting forever; limited by time; secular or civil; of material world; worldl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net</text:p>
          </table:table-cell>
          <table:table-cell office:value-type="string" table:style-name="ce3">
            <text:p>/'tɛnɪt/ n. Syn. doctrine; dogma</text:p>
          </table:table-cell>
          <table:table-cell office:value-type="string" table:style-name="ce4">
            <text:p>opinion, doctrine, or principle held as being true by person or organiz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nuous</text:p>
          </table:table-cell>
          <table:table-cell office:value-type="string" table:style-name="ce3">
            <text:p>/'tɛnjʊəs/ a. Syn. thin; rare; slim</text:p>
          </table:table-cell>
          <table:table-cell office:value-type="string" table:style-name="ce4">
            <text:p>long and thin; slender; having little substanc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ranquil</text:p>
          </table:table-cell>
          <table:table-cell office:value-type="string" table:style-name="ce3">
            <text:p>/'træŋkwɪl/ a. Syn. serene; pacific</text:p>
          </table:table-cell>
          <table:table-cell office:value-type="string" table:style-name="ce4">
            <text:p>free from disturbance; pacific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ransgress</text:p>
          </table:table-cell>
          <table:table-cell office:value-type="string" table:style-name="ce3">
            <text:p>/træns'grɛs, trɑr-/ v. </text:p>
          </table:table-cell>
          <table:table-cell office:value-type="string" table:style-name="ce4">
            <text:p>pass over or beyond; surpas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remulous</text:p>
          </table:table-cell>
          <table:table-cell office:value-type="string" table:style-name="ce3">
            <text:p>/'trɛmjʊləs/ a. Syn. trembling; wavering</text:p>
          </table:table-cell>
          <table:table-cell office:value-type="string" table:style-name="ce4">
            <text:p>marked by trembling, quivering, or shaking; timid or fearful; timorou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rivial</text:p>
          </table:table-cell>
          <table:table-cell office:value-type="string" table:style-name="ce3">
            <text:p>/'trɪvɪəl/ a. Syn. unimportant; trifling; commonplace</text:p>
          </table:table-cell>
          <table:table-cell office:value-type="string" table:style-name="ce4">
            <text:p>unimportant; of little significance or value; ordinary; commonplac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ruculence</text:p>
          </table:table-cell>
          <table:table-cell office:value-type="string" table:style-name="ce3">
            <text:p>/'trukjələns/ n. Syn. aggressiveness; ferocity</text:p>
          </table:table-cell>
          <table:table-cell office:value-type="string" table:style-name="ce4">
            <text:p>aggressiveness; ferocity; ferociously cruel actions or behavio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ruculent</text:p>
          </table:table-cell>
          <table:table-cell office:value-type="string" table:style-name="ce3">
            <text:p>/'trukjələnt, 'trʌkjʊlənt/ a. Syn. belligerent</text:p>
          </table:table-cell>
          <table:table-cell office:value-type="string" table:style-name="ce4">
            <text:p>disposed to fight; belligerent; aggressively hostil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urgid</text:p>
          </table:table-cell>
          <table:table-cell office:value-type="string" table:style-name="ce3">
            <text:p>/'tɜrdʒɪd/ a. Syn. swollen; distended</text:p>
          </table:table-cell>
          <table:table-cell office:value-type="string" table:style-name="ce4">
            <text:p>swollen; distended; excessively ornate or complex in style or langua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ubiquitous</text:p>
          </table:table-cell>
          <table:table-cell office:value-type="string" table:style-name="ce3">
            <text:p>/ju:'bɪkwɪtəs/ a. Syn. omnipresent</text:p>
          </table:table-cell>
          <table:table-cell office:value-type="string" table:style-name="ce4">
            <text:p>being or existing everywhere; omnipresen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untenable</text:p>
          </table:table-cell>
          <table:table-cell office:value-type="string" table:style-name="ce3">
            <text:p>/ʌn'tɛnəb(ə)l/ a. Syn. indefensible</text:p>
          </table:table-cell>
          <table:table-cell office:value-type="string" table:style-name="ce4">
            <text:p>indefensible; not able to be maintaine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utilitarian</text:p>
          </table:table-cell>
          <table:table-cell office:value-type="string" table:style-name="ce3">
            <text:p>/jʊtɪlɪ'tɛərɪən/ a. Syn. practical; useful</text:p>
          </table:table-cell>
          <table:table-cell office:value-type="string" table:style-name="ce4">
            <text:p>practical and functional, not just for show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vanquish</text:p>
          </table:table-cell>
          <table:table-cell office:value-type="string" table:style-name="ce3">
            <text:p>/'væŋkwɪʃ/ v. Syn. conquer; overcome; defeat</text:p>
          </table:table-cell>
          <table:table-cell office:value-type="string" table:style-name="ce4">
            <text:p>conquer; overcome; come out better in a competi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veneer</text:p>
          </table:table-cell>
          <table:table-cell office:value-type="string" table:style-name="ce3">
            <text:p>/vɪ'nɪə(r)/ n. </text:p>
          </table:table-cell>
          <table:table-cell office:value-type="string" table:style-name="ce4">
            <text:p>thin layer; coating consisting of thin layer; ornamental coating to a buildin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venerable</text:p>
          </table:table-cell>
          <table:table-cell office:value-type="string" table:style-name="ce3">
            <text:p>/'vɛnərəb(ə)l/ a. Syn. revered; honored</text:p>
          </table:table-cell>
          <table:table-cell office:value-type="string" table:style-name="ce4">
            <text:p>deserving high respect; impressive by reason of age; profoundly honore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vernal</text:p>
          </table:table-cell>
          <table:table-cell office:value-type="string" table:style-name="ce3">
            <text:p>/'vɜrn(ə)l/ a. Syn. fresh</text:p>
          </table:table-cell>
          <table:table-cell office:value-type="string" table:style-name="ce4">
            <text:p>related to spring; suggestive of youth; vigorous and fresh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versatile</text:p>
          </table:table-cell>
          <table:table-cell office:value-type="string" table:style-name="ce3">
            <text:p>/'vɜrsətaɪl/;/-tl/ a. Syn. flexible; pliable</text:p>
          </table:table-cell>
          <table:table-cell office:value-type="string" table:style-name="ce4">
            <text:p>having many talents; capable of working in many field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vicarious</text:p>
          </table:table-cell>
          <table:table-cell office:value-type="string" table:style-name="ce3">
            <text:p>/vɪ'kɛərɪəs/ a. </text:p>
          </table:table-cell>
          <table:table-cell office:value-type="string" table:style-name="ce4">
            <text:p>acting as substitute; done by deputy; experienced at secondhan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vicissitude</text:p>
          </table:table-cell>
          <table:table-cell office:value-type="string" table:style-name="ce3">
            <text:p>/vɪ'sɪsɪtud/ n. </text:p>
          </table:table-cell>
          <table:table-cell office:value-type="string" table:style-name="ce4">
            <text:p>change, especially in one's life or fortunes; regular change or succession of one thing to another; altern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vituperative</text:p>
          </table:table-cell>
          <table:table-cell office:value-type="string" table:style-name="ce3">
            <text:p>/vaɪ'tupərətiv/ a. Syn. abusive; scolding</text:p>
          </table:table-cell>
          <table:table-cell office:value-type="string" table:style-name="ce4">
            <text:p>marked by harsh spoken or written abuse; scoldin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aive</text:p>
          </table:table-cell>
          <table:table-cell office:value-type="string" table:style-name="ce3">
            <text:p>/weɪv/ v. Syn. yield; relinquish</text:p>
          </table:table-cell>
          <table:table-cell office:value-type="string" table:style-name="ce4">
            <text:p>give up temporarily; yield; give up voluntarily; def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him</text:p>
          </table:table-cell>
          <table:table-cell office:value-type="string" table:style-name="ce3">
            <text:p>/wɪm/;/hwɪm/ n. Syn. fancy; caprice; impulse</text:p>
          </table:table-cell>
          <table:table-cell office:value-type="string" table:style-name="ce4">
            <text:p>sudden turn or start of mind; temporary eccentricity; fancy; capricious no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himsical</text:p>
          </table:table-cell>
          <table:table-cell office:value-type="string" table:style-name="ce3">
            <text:p>/'wɪmzɪk(ə)l/ a. Syn. capricious</text:p>
          </table:table-cell>
          <table:table-cell office:value-type="string" table:style-name="ce4">
            <text:p>determined by chance or impulse or whim rather than by necessity or reason; capriciou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rithe</text:p>
          </table:table-cell>
          <table:table-cell office:value-type="string" table:style-name="ce3">
            <text:p>/raɪð/ v. Syn. contort</text:p>
          </table:table-cell>
          <table:table-cell office:value-type="string" table:style-name="ce4">
            <text:p>move in twisting or contorted motion; contort in pai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zealot</text:p>
          </table:table-cell>
          <table:table-cell office:value-type="string" table:style-name="ce3">
            <text:p>/'zɛlət/ n. Syn. fanatic</text:p>
          </table:table-cell>
          <table:table-cell office:value-type="string" table:style-name="ce4">
            <text:p>fanatically committed person; person who shows excessive zea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zealous</text:p>
          </table:table-cell>
          <table:table-cell office:value-type="string" table:style-name="ce3">
            <text:p>/'zɛləs/ a. Syn. enthusiastic; fervent</text:p>
          </table:table-cell>
          <table:table-cell office:value-type="string" table:style-name="ce4">
            <text:p>enthusiastic; filled with or motivated by zea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zenith</text:p>
          </table:table-cell>
          <table:table-cell office:value-type="string" table:style-name="ce3">
            <text:p>/'zɛnɪθ/ n. Syn. summit</text:p>
          </table:table-cell>
          <table:table-cell office:value-type="string" table:style-name="ce4">
            <text:p>point directly overhead in sky; summit</text:p>
          </table:table-cell>
          <table:table-cell table:number-columns-repeated="16381"/>
        </table:table-row>
        <table:table-row table:number-rows-repeated="104810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sang-Yao 'Polo' Chen</meta:initial-creator>
    <dc:creator>Tsang-Yao 'Polo' Chen</dc:creator>
    <meta:creation-date>2014-08-13T17:04:00Z</meta:creation-date>
    <dc:date>2014-08-13T20:32:23Z</dc:date>
  </office:meta>
</office:document-meta>
</file>